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2516B37AE0CDF526157.png" manifest:media-type="image/png"/>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officeooo:rsid="00df1530" officeooo:paragraph-rsid="00df1530"/>
    </style:style>
    <style:style style:name="P2" style:family="paragraph" style:parent-style-name="Footer">
      <style:text-properties fo:language="en" fo:country="US"/>
    </style:style>
    <style:style style:name="P3" style:family="paragraph" style:parent-style-name="Header">
      <style:text-properties fo:language="en" fo:country="US"/>
    </style:style>
    <style:style style:name="P4" style:family="paragraph" style:parent-style-name="Table_20_title">
      <style:paragraph-properties fo:break-before="page"/>
      <style:text-properties fo:language="en" fo:country="US"/>
    </style:style>
    <style:style style:name="P5" style:family="paragraph" style:parent-style-name="Author_20_names">
      <style:text-properties fo:language="en" fo:country="US" officeooo:paragraph-rsid="001ba4bc"/>
    </style:style>
    <style:style style:name="P6" style:family="paragraph" style:parent-style-name="Abstract">
      <style:text-properties fo:language="en" fo:country="US"/>
    </style:style>
    <style:style style:name="P7" style:family="paragraph" style:parent-style-name="Acknowledgements">
      <style:text-properties fo:language="en" fo:country="US"/>
    </style:style>
    <style:style style:name="P8" style:family="paragraph" style:parent-style-name="Affiliation">
      <style:text-properties fo:language="en" fo:country="US"/>
    </style:style>
    <style:style style:name="P9" style:family="paragraph" style:parent-style-name="Correspondence_20_details">
      <style:text-properties fo:language="en" fo:country="US"/>
    </style:style>
    <style:style style:name="P10" style:family="paragraph" style:parent-style-name="Displayed_20_equation">
      <style:text-properties fo:language="en" fo:country="US"/>
    </style:style>
    <style:style style:name="P11" style:family="paragraph" style:parent-style-name="Displayed_20_quota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354e64" officeooo:paragraph-rsid="00354e64"/>
    </style:style>
    <style:style style:name="P15" style:family="paragraph" style:parent-style-name="Paragraph">
      <style:text-properties fo:language="en" fo:country="US" officeooo:rsid="00354e64" officeooo:paragraph-rsid="00354e64"/>
    </style:style>
    <style:style style:name="P16" style:family="paragraph" style:parent-style-name="Heading_20_1">
      <style:text-properties fo:language="en" fo:country="US" officeooo:rsid="00492e29" officeooo:paragraph-rsid="00492e29"/>
    </style:style>
    <style:style style:name="P17" style:family="paragraph" style:parent-style-name="Heading_20_2">
      <style:text-properties fo:language="en" fo:country="US"/>
    </style:style>
    <style:style style:name="P18" style:family="paragraph" style:parent-style-name="Heading_20_2">
      <style:paragraph-properties style:writing-mode="lr-tb"/>
      <style:text-properties fo:language="en" fo:country="US" officeooo:paragraph-rsid="0047da11"/>
    </style:style>
    <style:style style:name="P19" style:family="paragraph" style:parent-style-name="Paragraph">
      <style:paragraph-properties style:writing-mode="lr-tb"/>
      <style:text-properties fo:language="en" fo:country="US" officeooo:paragraph-rsid="0047da11"/>
    </style:style>
    <style:style style:name="P20" style:family="paragraph" style:parent-style-name="Heading_20_3">
      <style:text-properties fo:language="en" fo:country="US"/>
    </style:style>
    <style:style style:name="P21" style:family="paragraph" style:parent-style-name="Heading_20_4_20__2b__20_Paragraph">
      <style:text-properties fo:language="en" fo:country="US"/>
    </style:style>
    <style:style style:name="P22" style:family="paragraph" style:parent-style-name="Keywords">
      <style:text-properties fo:language="en" fo:country="US"/>
    </style:style>
    <style:style style:name="P23" style:family="paragraph" style:parent-style-name="New_20_paragraph">
      <style:text-properties fo:language="en" fo:country="US"/>
    </style:style>
    <style:style style:name="P24" style:family="paragraph" style:parent-style-name="Notes_20_on_20_contributors">
      <style:text-properties fo:language="en" fo:country="US"/>
    </style:style>
    <style:style style:name="P25" style:family="paragraph" style:parent-style-name="Paragraph">
      <style:text-properties fo:language="en" fo:country="US"/>
    </style:style>
    <style:style style:name="P26" style:family="paragraph" style:parent-style-name="References">
      <style:text-properties fo:language="en" fo:country="US"/>
    </style:style>
    <style:style style:name="P27" style:family="paragraph" style:parent-style-name="Standard">
      <style:text-properties fo:language="en" fo:country="US"/>
    </style:style>
    <style:style style:name="P28" style:family="paragraph" style:parent-style-name="Subject_20_codes">
      <style:text-properties fo:language="en" fo:country="US"/>
    </style:style>
    <style:style style:name="P29" style:family="paragraph" style:parent-style-name="New_20_paragraph">
      <style:paragraph-properties style:writing-mode="lr-tb"/>
      <style:text-properties fo:language="en" fo:country="US" officeooo:rsid="0020ef47" officeooo:paragraph-rsid="0047da11"/>
    </style:style>
    <style:style style:name="P30" style:family="paragraph" style:parent-style-name="New_20_paragraph">
      <style:paragraph-properties style:writing-mode="lr-tb"/>
      <style:text-properties fo:language="en" fo:country="US" officeooo:rsid="004f03b2" officeooo:paragraph-rsid="004f03b2"/>
    </style:style>
    <style:style style:name="P31" style:family="paragraph" style:parent-style-name="Figure_20_caption">
      <style:text-properties fo:language="en" fo:country="US"/>
    </style:style>
    <style:style style:name="P32" style:family="paragraph" style:parent-style-name="Figure_20_caption">
      <style:text-properties fo:language="en" fo:country="US" officeooo:rsid="00402100" officeooo:paragraph-rsid="00b23b56"/>
    </style:style>
    <style:style style:name="P33" style:family="paragraph" style:parent-style-name="Heading_20_1">
      <style:text-properties fo:language="en" fo:country="US" officeooo:rsid="00402100" officeooo:paragraph-rsid="00b23b56"/>
    </style:style>
    <style:style style:name="P34" style:family="paragraph" style:parent-style-name="Paragraph">
      <style:paragraph-properties style:writing-mode="lr-tb"/>
      <style:text-properties fo:language="en" fo:country="US" officeooo:rsid="00402100" officeooo:paragraph-rsid="00402100"/>
    </style:style>
    <style:style style:name="P35" style:family="paragraph" style:parent-style-name="Heading_20_3">
      <style:text-properties fo:language="en" fo:country="US" officeooo:rsid="00cd55fd" officeooo:paragraph-rsid="00cd55fd"/>
    </style:style>
    <style:style style:name="P36"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7"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8"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9"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40"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1"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3"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5"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6"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7" style:family="paragraph" style:parent-style-name="Heading_20_2">
      <style:text-properties officeooo:paragraph-rsid="005f4cdf"/>
    </style:style>
    <style:style style:name="P48" style:family="paragraph" style:parent-style-name="Heading_20_3">
      <style:text-properties officeooo:rsid="0062959a" officeooo:paragraph-rsid="0062959a"/>
    </style:style>
    <style:style style:name="P49" style:family="paragraph" style:parent-style-name="Paragraph">
      <style:paragraph-properties style:writing-mode="lr-tb"/>
      <style:text-properties officeooo:rsid="0062959a" officeooo:paragraph-rsid="0062959a"/>
    </style:style>
    <style:style style:name="P50" style:family="paragraph" style:parent-style-name="Heading_20_3">
      <style:text-properties officeooo:paragraph-rsid="00664c43"/>
    </style:style>
    <style:style style:name="P51" style:family="paragraph" style:parent-style-name="New_20_paragraph">
      <style:paragraph-properties style:writing-mode="lr-tb"/>
      <style:text-properties officeooo:rsid="006380e8" officeooo:paragraph-rsid="006380e8"/>
    </style:style>
    <style:style style:name="P52"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fo:margin-left="0in" fo:margin-right="0in" fo:text-indent="0in" style:auto-text-indent="false" style:writing-mode="lr-tb"/>
      <style:text-properties officeooo:rsid="006380e8" officeooo:paragraph-rsid="00664c43"/>
    </style:style>
    <style:style style:name="P54" style:family="paragraph" style:parent-style-name="Paragraph">
      <style:paragraph-properties style:writing-mode="lr-tb"/>
      <style:text-properties officeooo:rsid="0062bc89" officeooo:paragraph-rsid="0062bc89"/>
    </style:style>
    <style:style style:name="P55" style:family="paragraph" style:parent-style-name="Paragraph">
      <style:text-properties officeooo:paragraph-rsid="006b2652"/>
    </style:style>
    <style:style style:name="P56" style:family="paragraph" style:parent-style-name="Heading_20_3">
      <style:text-properties fo:font-style="italic" style:font-style-asian="italic" style:font-style-complex="italic"/>
    </style:style>
    <style:style style:name="P57" style:family="paragraph" style:parent-style-name="Paragraph">
      <style:paragraph-properties style:writing-mode="lr-tb"/>
      <style:text-properties fo:font-style="italic" officeooo:rsid="00783167" officeooo:paragraph-rsid="00783167" style:font-style-asian="italic" style:font-style-complex="italic"/>
    </style:style>
    <style:style style:name="P58"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9" style:family="paragraph" style:parent-style-name="Standard">
      <style:paragraph-properties style:writing-mode="lr-tb"/>
      <style:text-properties fo:font-style="italic" officeooo:paragraph-rsid="00d3a1dc" style:font-style-asian="italic" style:font-style-complex="italic"/>
    </style:style>
    <style:style style:name="P60"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1"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2" style:family="paragraph" style:parent-style-name="New_20_paragraph">
      <style:paragraph-properties style:writing-mode="lr-tb"/>
    </style:style>
    <style:style style:name="P63" style:family="paragraph" style:parent-style-name="New_20_paragraph">
      <style:paragraph-properties style:writing-mode="lr-tb"/>
      <style:text-properties officeooo:rsid="007db4bc" officeooo:paragraph-rsid="007db4bc"/>
    </style:style>
    <style:style style:name="P64" style:family="paragraph" style:parent-style-name="New_20_paragraph">
      <style:text-properties officeooo:paragraph-rsid="00917612"/>
    </style:style>
    <style:style style:name="P65" style:family="paragraph" style:parent-style-name="Heading_20_3">
      <style:paragraph-properties fo:margin-left="0in" fo:margin-right="0in" fo:text-indent="0in" style:auto-text-indent="false"/>
      <style:text-properties officeooo:rsid="009cb9fd" officeooo:paragraph-rsid="009cb9fd"/>
    </style:style>
    <style:style style:name="P66" style:family="paragraph" style:parent-style-name="Paragraph">
      <style:text-properties officeooo:rsid="009cb9fd" officeooo:paragraph-rsid="009cb9fd"/>
    </style:style>
    <style:style style:name="P67" style:family="paragraph" style:parent-style-name="Heading_20_3">
      <style:text-properties officeooo:rsid="009cb9fd" officeooo:paragraph-rsid="009d6ab3"/>
    </style:style>
    <style:style style:name="P68" style:family="paragraph" style:parent-style-name="Heading_20_3">
      <style:paragraph-properties fo:margin-left="0in" fo:margin-right="0in" fo:text-indent="0in" style:auto-text-indent="false"/>
      <style:text-properties officeooo:rsid="009cb9fd" officeooo:paragraph-rsid="00ac107f"/>
    </style:style>
    <style:style style:name="P69" style:family="paragraph" style:parent-style-name="New_20_paragraph">
      <style:paragraph-properties style:writing-mode="lr-tb"/>
      <style:text-properties officeooo:rsid="009b7d9f" officeooo:paragraph-rsid="009b7d9f"/>
    </style:style>
    <style:style style:name="P70" style:family="paragraph" style:parent-style-name="Paragraph">
      <style:paragraph-properties style:writing-mode="lr-tb"/>
      <style:text-properties officeooo:rsid="0093b458" officeooo:paragraph-rsid="0093b458"/>
    </style:style>
    <style:style style:name="P71" style:family="paragraph" style:parent-style-name="Paragraph">
      <style:text-properties officeooo:rsid="009fa686" officeooo:paragraph-rsid="009fa686"/>
    </style:style>
    <style:style style:name="P72" style:family="paragraph" style:parent-style-name="Paragraph">
      <style:paragraph-properties fo:margin-left="0in" fo:margin-right="0in" fo:text-indent="0in" style:auto-text-indent="false" style:writing-mode="lr-tb"/>
      <style:text-properties officeooo:rsid="009d6ab3" officeooo:paragraph-rsid="00a3c214"/>
    </style:style>
    <style:style style:name="P73" style:family="paragraph" style:parent-style-name="Heading_20_2">
      <style:text-properties officeooo:paragraph-rsid="00d3a1dc"/>
    </style:style>
    <style:style style:name="P74" style:family="paragraph" style:parent-style-name="Heading_20_3">
      <style:paragraph-properties style:writing-mode="lr-tb"/>
      <style:text-properties officeooo:rsid="00b557d9" officeooo:paragraph-rsid="00b557d9"/>
    </style:style>
    <style:style style:name="P75" style:family="paragraph" style:parent-style-name="New_20_paragraph">
      <style:paragraph-properties style:writing-mode="lr-tb"/>
      <style:text-properties officeooo:rsid="00b8fa99" officeooo:paragraph-rsid="00bd00f3"/>
    </style:style>
    <style:style style:name="P76" style:family="paragraph" style:parent-style-name="New_20_paragraph">
      <style:paragraph-properties style:writing-mode="lr-tb"/>
      <style:text-properties officeooo:rsid="00beaba5" officeooo:paragraph-rsid="00bfe7bc"/>
    </style:style>
    <style:style style:name="P77" style:family="paragraph" style:parent-style-name="New_20_paragraph">
      <style:paragraph-properties style:writing-mode="lr-tb"/>
      <style:text-properties officeooo:rsid="00c13bca" officeooo:paragraph-rsid="00c13bca"/>
    </style:style>
    <style:style style:name="P78" style:family="paragraph" style:parent-style-name="New_20_paragraph">
      <style:paragraph-properties style:writing-mode="lr-tb"/>
      <style:text-properties officeooo:rsid="00c679a2" officeooo:paragraph-rsid="00c679a2"/>
    </style:style>
    <style:style style:name="P79" style:family="paragraph" style:parent-style-name="Paragraph">
      <style:paragraph-properties fo:margin-left="0in" fo:margin-right="0in" fo:text-indent="0in" style:auto-text-indent="false"/>
      <style:text-properties officeooo:rsid="00ac107f" officeooo:paragraph-rsid="00ac107f"/>
    </style:style>
    <style:style style:name="P80" style:family="paragraph" style:parent-style-name="Paragraph">
      <style:paragraph-properties style:writing-mode="lr-tb"/>
      <style:text-properties officeooo:paragraph-rsid="00baa986"/>
    </style:style>
    <style:style style:name="P81" style:family="paragraph" style:parent-style-name="Paragraph">
      <style:text-properties officeooo:paragraph-rsid="00c21c5f"/>
    </style:style>
    <style:style style:name="P82" style:family="paragraph" style:parent-style-name="Paragraph">
      <style:text-properties officeooo:paragraph-rsid="00cebee2"/>
    </style:style>
    <style:style style:name="P83" style:family="paragraph" style:parent-style-name="Paragraph">
      <style:text-properties officeooo:rsid="00d3ab9a" officeooo:paragraph-rsid="00d3ab9a"/>
    </style:style>
    <style:style style:name="P84" style:family="paragraph" style:parent-style-name="Heading_20_3">
      <style:paragraph-properties style:writing-mode="lr-tb"/>
      <style:text-properties officeooo:paragraph-rsid="00e1e00c"/>
    </style:style>
    <style:style style:name="P85" style:family="paragraph" style:parent-style-name="Paragraph">
      <style:paragraph-properties style:writing-mode="lr-tb"/>
      <style:text-properties officeooo:rsid="00e1e00c" officeooo:paragraph-rsid="00e1e00c"/>
    </style:style>
    <style:style style:name="P86" style:family="paragraph" style:parent-style-name="Bulleted_20_list" style:list-style-name="WWNum28">
      <style:text-properties fo:language="en" fo:country="US"/>
    </style:style>
    <style:style style:name="P87" style:family="paragraph" style:parent-style-name="Figure_20_caption">
      <style:paragraph-properties style:writing-mode="lr-tb"/>
      <style:text-properties fo:language="en" fo:country="US" officeooo:rsid="00402100" officeooo:paragraph-rsid="011087dd"/>
    </style:style>
    <style:style style:name="P88" style:family="paragraph" style:parent-style-name="Footer">
      <style:text-properties fo:language="en" fo:country="US" officeooo:paragraph-rsid="010083cd"/>
    </style:style>
    <style:style style:name="P89" style:family="paragraph" style:parent-style-name="Heading_20_3">
      <style:text-properties officeooo:rsid="011849c6" officeooo:paragraph-rsid="0120c361"/>
    </style:style>
    <style:style style:name="P90" style:family="paragraph" style:parent-style-name="Heading_20_3">
      <style:text-properties officeooo:rsid="011cbfbf" officeooo:paragraph-rsid="0121610e"/>
    </style:style>
    <style:style style:name="P91" style:family="paragraph" style:parent-style-name="New_20_paragraph">
      <style:paragraph-properties style:writing-mode="lr-tb"/>
      <style:text-properties officeooo:rsid="00e6cfa4" officeooo:paragraph-rsid="00e7daec"/>
    </style:style>
    <style:style style:name="P92" style:family="paragraph" style:parent-style-name="New_20_paragraph">
      <style:paragraph-properties style:writing-mode="lr-tb"/>
      <style:text-properties officeooo:rsid="00ee993c" officeooo:paragraph-rsid="00faf009"/>
    </style:style>
    <style:style style:name="P93" style:family="paragraph" style:parent-style-name="New_20_paragraph">
      <style:paragraph-properties style:writing-mode="lr-tb"/>
      <style:text-properties officeooo:rsid="00ee993c" officeooo:paragraph-rsid="00fcb35b"/>
    </style:style>
    <style:style style:name="P94" style:family="paragraph" style:parent-style-name="New_20_paragraph">
      <style:paragraph-properties style:writing-mode="lr-tb"/>
      <style:text-properties officeooo:rsid="00fcfa54" officeooo:paragraph-rsid="00fcfa54"/>
    </style:style>
    <style:style style:name="P95"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96" style:family="paragraph" style:parent-style-name="New_20_paragraph">
      <style:paragraph-properties style:writing-mode="lr-tb"/>
      <style:text-properties fo:language="en" fo:country="US" officeooo:rsid="011cbfbf" officeooo:paragraph-rsid="0120c361"/>
    </style:style>
    <style:style style:name="P97" style:family="paragraph" style:parent-style-name="New_20_paragraph">
      <style:paragraph-properties style:writing-mode="lr-tb"/>
      <style:text-properties officeooo:rsid="010d5da9" officeooo:paragraph-rsid="0113f2aa"/>
    </style:style>
    <style:style style:name="P98" style:family="paragraph" style:parent-style-name="New_20_paragraph">
      <style:paragraph-properties style:writing-mode="lr-tb"/>
      <style:text-properties officeooo:rsid="0119faa2" officeooo:paragraph-rsid="0119faa2"/>
    </style:style>
    <style:style style:name="P99" style:family="paragraph" style:parent-style-name="New_20_paragraph">
      <style:paragraph-properties style:writing-mode="lr-tb"/>
      <style:text-properties officeooo:rsid="0122cb47" officeooo:paragraph-rsid="0122cb47"/>
    </style:style>
    <style:style style:name="P100" style:family="paragraph">
      <style:paragraph-properties style:writing-mode="lr-tb"/>
    </style:style>
    <style:style style:name="P101" style:family="paragraph" style:parent-style-name="Numbered_20_list">
      <style:text-properties fo:language="en" fo:country="US"/>
    </style:style>
    <style:style style:name="P102" style:family="paragraph" style:parent-style-name="Numbered_20_list" style:list-style-name="WWNum24">
      <style:text-properties fo:language="en" fo:country="US"/>
    </style:style>
    <style:style style:name="P103" style:family="paragraph" style:parent-style-name="Paragraph">
      <style:text-properties officeooo:rsid="00e4df6a" officeooo:paragraph-rsid="00e4df6a"/>
    </style:style>
    <style:style style:name="P104" style:family="paragraph" style:parent-style-name="Paragraph">
      <style:paragraph-properties style:writing-mode="lr-tb"/>
      <style:text-properties officeooo:paragraph-rsid="00edf0f0"/>
    </style:style>
    <style:style style:name="P105" style:family="paragraph" style:parent-style-name="Paragraph">
      <style:text-properties officeooo:rsid="00fe1c6b" officeooo:paragraph-rsid="00fe1c6b"/>
    </style:style>
    <style:style style:name="P106" style:family="paragraph" style:parent-style-name="Paragraph">
      <style:paragraph-properties style:writing-mode="lr-tb"/>
      <style:text-properties officeooo:rsid="0119faa2" officeooo:paragraph-rsid="0120c361"/>
    </style:style>
    <style:style style:name="P107" style:family="paragraph" style:parent-style-name="Paragraph">
      <style:paragraph-properties style:writing-mode="lr-tb"/>
      <style:text-properties officeooo:rsid="0121610e" officeooo:paragraph-rsid="0121610e"/>
    </style:style>
    <style:style style:name="P108" style:family="paragraph" style:parent-style-name="Standard">
      <style:paragraph-properties style:writing-mode="lr-tb"/>
      <style:text-properties officeooo:rsid="0122cb47" officeooo:paragraph-rsid="0122cb47"/>
    </style:style>
    <style:style style:name="P109" style:family="paragraph" style:parent-style-name="Standard">
      <style:paragraph-properties style:writing-mode="lr-tb"/>
      <style:text-properties officeooo:paragraph-rsid="0122cb47"/>
    </style:style>
    <style:style style:name="P110" style:family="paragraph" style:parent-style-name="Standard">
      <style:paragraph-properties style:writing-mode="lr-tb"/>
      <style:text-properties fo:font-style="italic" style:font-style-asian="italic" style:font-style-complex="italic"/>
    </style:style>
    <style:style style:name="P1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fo:font-style="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7525e" style:font-style-asian="italic" style:font-style-complex="italic"/>
    </style:style>
    <style:style style:name="T11" style:family="text">
      <style:text-properties fo:font-style="italic" officeooo:rsid="0028a793" style:font-style-asian="italic" style:font-style-complex="italic"/>
    </style:style>
    <style:style style:name="T12" style:family="text">
      <style:text-properties fo:font-style="italic" officeooo:rsid="00664c43" style:font-style-asian="italic" style:font-style-complex="italic"/>
    </style:style>
    <style:style style:name="T13" style:family="text">
      <style:text-properties fo:font-style="italic" officeooo:rsid="0066f16d" style:font-style-asian="italic" style:font-style-complex="italic"/>
    </style:style>
    <style:style style:name="T14" style:family="text">
      <style:text-properties fo:font-style="italic" officeooo:rsid="0070f1b3" style:font-style-asian="italic" style:font-style-complex="italic"/>
    </style:style>
    <style:style style:name="T15" style:family="text">
      <style:text-properties fo:font-style="italic" officeooo:rsid="0095cbbe" style:font-style-asian="italic" style:font-style-complex="italic"/>
    </style:style>
    <style:style style:name="T16" style:family="text">
      <style:text-properties fo:font-style="italic" officeooo:rsid="00b82821"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style:font-style-asian="italic" style:font-name-complex="Calibri" style:font-style-complex="italic"/>
    </style:style>
    <style:style style:name="T23" style:family="text">
      <style:text-properties fo:font-style="italic" officeooo:rsid="00a3c214" style:font-style-asian="italic" style:font-name-complex="Calibri"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ize="14pt" officeooo:rsid="001ba4bc" style:font-size-asian="14pt" style:font-size-complex="12pt"/>
    </style:style>
    <style:style style:name="T26" style:family="text">
      <style:text-properties officeooo:rsid="001ba4bc"/>
    </style:style>
    <style:style style:name="T27" style:family="text">
      <style:text-properties fo:font-size="12pt" fo:font-style="italic" officeooo:rsid="001ba4bc" style:font-size-asian="12pt" style:font-style-asian="italic" style:font-size-complex="12pt"/>
    </style:style>
    <style:style style:name="T28" style:family="text">
      <style:text-properties fo:font-size="12pt" fo:font-style="italic" officeooo:rsid="003297b7" style:font-size-asian="12pt" style:font-style-asian="italic" style:font-size-complex="12pt" style:font-style-complex="italic"/>
    </style:style>
    <style:style style:name="T29"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0"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1" style:family="text">
      <style:text-properties fo:font-size="12pt" fo:font-style="italic" style:text-underline-style="none" officeooo:rsid="0020ef47" style:font-size-asian="12pt" style:font-style-asian="italic" style:font-size-complex="12pt" style:font-style-complex="italic"/>
    </style:style>
    <style:style style:name="T32"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3"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4"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5"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7" style:family="text">
      <style:text-properties fo:font-size="12pt" style:font-size-asian="12pt" style:font-size-complex="12pt"/>
    </style:style>
    <style:style style:name="T38" style:family="text">
      <style:text-properties fo:font-size="12pt" officeooo:rsid="001d7c12" style:font-size-asian="12pt" style:font-size-complex="12pt"/>
    </style:style>
    <style:style style:name="T39" style:family="text">
      <style:text-properties fo:font-size="12pt" officeooo:rsid="00206d24" style:font-size-asian="12pt" style:font-size-complex="12pt"/>
    </style:style>
    <style:style style:name="T40" style:family="text">
      <style:text-properties fo:font-size="12pt" officeooo:rsid="0020ef47" style:font-size-asian="12pt" style:font-size-complex="12pt"/>
    </style:style>
    <style:style style:name="T41" style:family="text">
      <style:text-properties fo:font-size="12pt" officeooo:rsid="00236edc" style:font-size-asian="12pt" style:font-size-complex="12pt"/>
    </style:style>
    <style:style style:name="T42" style:family="text">
      <style:text-properties fo:font-size="12pt" officeooo:rsid="00261691" style:font-size-asian="12pt" style:font-size-complex="12pt"/>
    </style:style>
    <style:style style:name="T43" style:family="text">
      <style:text-properties fo:font-size="12pt" officeooo:rsid="002bb375" style:font-size-asian="12pt" style:font-size-complex="12pt"/>
    </style:style>
    <style:style style:name="T44" style:family="text">
      <style:text-properties fo:font-size="12pt" officeooo:rsid="002e7466" style:font-size-asian="12pt" style:font-size-complex="12pt"/>
    </style:style>
    <style:style style:name="T45" style:family="text">
      <style:text-properties fo:font-size="12pt" officeooo:rsid="002f86ee" style:font-size-asian="12pt" style:font-size-complex="12pt"/>
    </style:style>
    <style:style style:name="T46" style:family="text">
      <style:text-properties fo:font-size="12pt" officeooo:rsid="0030b958" style:font-size-asian="12pt" style:font-size-complex="12pt"/>
    </style:style>
    <style:style style:name="T47" style:family="text">
      <style:text-properties fo:font-size="12pt" officeooo:rsid="003297b7" style:font-size-asian="12pt" style:font-size-complex="12pt"/>
    </style:style>
    <style:style style:name="T48" style:family="text">
      <style:text-properties fo:font-size="12pt" officeooo:rsid="0033838b" style:font-size-asian="12pt" style:font-size-complex="12pt"/>
    </style:style>
    <style:style style:name="T49" style:family="text">
      <style:text-properties fo:font-size="12pt" officeooo:rsid="00355036" style:font-size-asian="12pt" style:font-size-complex="12pt"/>
    </style:style>
    <style:style style:name="T50" style:family="text">
      <style:text-properties fo:font-size="12pt" officeooo:rsid="0037e0af" style:font-size-asian="12pt" style:font-size-complex="12pt"/>
    </style:style>
    <style:style style:name="T51" style:family="text">
      <style:text-properties fo:font-size="12pt" officeooo:rsid="00396c2f" style:font-size-asian="12pt" style:font-size-complex="12pt"/>
    </style:style>
    <style:style style:name="T52" style:family="text">
      <style:text-properties fo:font-size="12pt" officeooo:rsid="003b24db" style:font-size-asian="12pt" style:font-size-complex="12pt"/>
    </style:style>
    <style:style style:name="T53" style:family="text">
      <style:text-properties fo:font-size="12pt" officeooo:rsid="003c379f" style:font-size-asian="12pt" style:font-size-complex="12pt"/>
    </style:style>
    <style:style style:name="T54" style:family="text">
      <style:text-properties fo:font-size="12pt" officeooo:rsid="003ded79" style:font-size-asian="12pt" style:font-size-complex="12pt"/>
    </style:style>
    <style:style style:name="T55" style:family="text">
      <style:text-properties fo:font-size="12pt" officeooo:rsid="003ebb32" style:font-size-asian="12pt" style:font-size-complex="12pt"/>
    </style:style>
    <style:style style:name="T56" style:family="text">
      <style:text-properties fo:font-size="12pt" officeooo:rsid="0040e747" style:font-size-asian="12pt" style:font-size-complex="12pt"/>
    </style:style>
    <style:style style:name="T57" style:family="text">
      <style:text-properties fo:font-size="12pt" officeooo:rsid="004238b7" style:font-size-asian="12pt" style:font-size-complex="12pt"/>
    </style:style>
    <style:style style:name="T58" style:family="text">
      <style:text-properties fo:font-size="12pt" officeooo:rsid="00435bc7" style:font-size-asian="12pt" style:font-size-complex="12pt"/>
    </style:style>
    <style:style style:name="T59" style:family="text">
      <style:text-properties fo:font-size="12pt" officeooo:rsid="0047da11" style:font-size-asian="12pt" style:font-size-complex="12pt"/>
    </style:style>
    <style:style style:name="T60" style:family="text">
      <style:text-properties fo:font-size="12pt" officeooo:rsid="0058ed99" style:font-size-asian="12pt" style:font-size-complex="12pt"/>
    </style:style>
    <style:style style:name="T61" style:family="text">
      <style:text-properties fo:font-size="12pt" officeooo:rsid="005ad326" style:font-size-asian="12pt" style:font-size-complex="12pt"/>
    </style:style>
    <style:style style:name="T62" style:family="text">
      <style:text-properties fo:font-size="12pt" officeooo:rsid="007263b7" style:font-size-asian="12pt" style:font-name-complex="Arial" style:font-size-complex="13pt" style:font-weight-complex="bold"/>
    </style:style>
    <style:style style:name="T63" style:family="text">
      <style:text-properties fo:font-size="12pt" officeooo:rsid="007b469e" style:font-size-asian="12pt" style:font-name-complex="Arial" style:font-size-complex="13pt" style:font-weight-complex="bold"/>
    </style:style>
    <style:style style:name="T64" style:family="text">
      <style:text-properties fo:font-size="12pt" officeooo:rsid="00b172b3" style:font-size-asian="12pt" style:font-name-complex="Arial" style:font-size-complex="13pt" style:font-weight-complex="bold"/>
    </style:style>
    <style:style style:name="T65" style:family="text">
      <style:text-properties fo:font-size="12pt" officeooo:rsid="00df1530" style:font-size-asian="12pt" style:font-name-complex="Arial" style:font-size-complex="13pt" style:font-weight-complex="bold"/>
    </style:style>
    <style:style style:name="T66" style:family="text">
      <style:text-properties fo:font-size="12pt" officeooo:rsid="00e4df6a" style:font-size-asian="12pt" style:font-name-complex="Arial" style:font-size-complex="13pt" style:font-weight-complex="bold"/>
    </style:style>
    <style:style style:name="T67" style:family="text">
      <style:text-properties fo:font-size="12pt" fo:font-style="normal" style:text-underline-style="none" officeooo:rsid="0020ef47" style:font-size-asian="12pt" style:font-style-asian="normal" style:font-size-complex="12pt" style:font-style-complex="normal"/>
    </style:style>
    <style:style style:name="T68" style:family="text">
      <style:text-properties fo:font-size="12pt" fo:font-style="normal" style:font-size-asian="12pt" style:font-style-asian="normal" style:font-name-complex="Arial" style:font-size-complex="13pt" style:font-style-complex="normal" style:font-weight-complex="bold"/>
    </style:style>
    <style:style style:name="T69"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0"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1"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2"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3"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4"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5"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6"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7"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8" style:family="text">
      <style:text-properties officeooo:rsid="001fa98c"/>
    </style:style>
    <style:style style:name="T79" style:family="text">
      <style:text-properties officeooo:rsid="0020ef47"/>
    </style:style>
    <style:style style:name="T80" style:family="text">
      <style:text-properties officeooo:rsid="00233bba"/>
    </style:style>
    <style:style style:name="T81" style:family="text">
      <style:text-properties officeooo:rsid="0024e7e1"/>
    </style:style>
    <style:style style:name="T82" style:family="text">
      <style:text-properties officeooo:rsid="00261691"/>
    </style:style>
    <style:style style:name="T83" style:family="text">
      <style:text-properties officeooo:rsid="0027525e"/>
    </style:style>
    <style:style style:name="T84" style:family="text">
      <style:text-properties officeooo:rsid="0028a793"/>
    </style:style>
    <style:style style:name="T85" style:family="text">
      <style:text-properties officeooo:rsid="00293eeb"/>
    </style:style>
    <style:style style:name="T86" style:family="text">
      <style:text-properties officeooo:rsid="0029ce6b"/>
    </style:style>
    <style:style style:name="T87" style:family="text">
      <style:text-properties officeooo:rsid="002bb375"/>
    </style:style>
    <style:style style:name="T88" style:family="text">
      <style:text-properties officeooo:rsid="002e7466"/>
    </style:style>
    <style:style style:name="T89" style:family="text">
      <style:text-properties officeooo:rsid="002f86ee"/>
    </style:style>
    <style:style style:name="T90" style:family="text">
      <style:text-properties officeooo:rsid="0030b958"/>
    </style:style>
    <style:style style:name="T91" style:family="text">
      <style:text-properties officeooo:rsid="003297b7"/>
    </style:style>
    <style:style style:name="T92" style:family="text">
      <style:text-properties officeooo:rsid="0033838b"/>
    </style:style>
    <style:style style:name="T93" style:family="text">
      <style:text-properties officeooo:rsid="00355036"/>
    </style:style>
    <style:style style:name="T94" style:family="text">
      <style:text-properties officeooo:rsid="0040e747"/>
    </style:style>
    <style:style style:name="T95" style:family="text">
      <style:text-properties officeooo:rsid="0041dedc"/>
    </style:style>
    <style:style style:name="T96" style:family="text">
      <style:text-properties officeooo:rsid="00435bc7"/>
    </style:style>
    <style:style style:name="T97" style:family="text">
      <style:text-properties officeooo:rsid="00448e80"/>
    </style:style>
    <style:style style:name="T98" style:family="text">
      <style:text-properties officeooo:rsid="0045f860"/>
    </style:style>
    <style:style style:name="T99" style:family="text">
      <style:text-properties officeooo:rsid="0047da11"/>
    </style:style>
    <style:style style:name="T100" style:family="text">
      <style:text-properties officeooo:rsid="0050005b"/>
    </style:style>
    <style:style style:name="T101" style:family="text">
      <style:text-properties officeooo:rsid="0056f6a7"/>
    </style:style>
    <style:style style:name="T102" style:family="text">
      <style:text-properties officeooo:rsid="0058b1af"/>
    </style:style>
    <style:style style:name="T103" style:family="text">
      <style:text-properties officeooo:rsid="005cd559"/>
    </style:style>
    <style:style style:name="T104" style:family="text">
      <style:text-properties officeooo:rsid="006380e8"/>
    </style:style>
    <style:style style:name="T105" style:family="text">
      <style:text-properties officeooo:rsid="00640f27"/>
    </style:style>
    <style:style style:name="T106" style:family="text">
      <style:text-properties officeooo:rsid="00659dfa"/>
    </style:style>
    <style:style style:name="T107" style:family="text">
      <style:text-properties officeooo:rsid="00664c43"/>
    </style:style>
    <style:style style:name="T108" style:family="text">
      <style:text-properties fo:font-style="normal" style:font-style-asian="normal" style:font-style-complex="normal"/>
    </style:style>
    <style:style style:name="T109" style:family="text">
      <style:text-properties fo:font-style="normal" officeooo:rsid="00664c43" style:font-style-asian="normal" style:font-style-complex="normal"/>
    </style:style>
    <style:style style:name="T110" style:family="text">
      <style:text-properties fo:font-style="normal" officeooo:rsid="0066f16d" style:font-style-asian="normal" style:font-style-complex="normal"/>
    </style:style>
    <style:style style:name="T111" style:family="text">
      <style:text-properties fo:font-style="normal" officeooo:rsid="0070f1b3" style:font-style-asian="normal" style:font-style-complex="normal"/>
    </style:style>
    <style:style style:name="T112" style:family="text">
      <style:text-properties fo:font-style="normal" officeooo:rsid="007263b7" style:font-style-asian="normal" style:font-style-complex="normal"/>
    </style:style>
    <style:style style:name="T113" style:family="text">
      <style:text-properties fo:font-style="normal" officeooo:rsid="0095cbbe" style:font-style-asian="normal" style:font-style-complex="normal"/>
    </style:style>
    <style:style style:name="T114" style:family="text">
      <style:text-properties fo:font-style="normal" officeooo:rsid="00976e15" style:font-style-asian="normal" style:font-style-complex="normal"/>
    </style:style>
    <style:style style:name="T115" style:family="text">
      <style:text-properties fo:font-style="normal" officeooo:rsid="00b82821" style:font-style-asian="normal" style:font-style-complex="normal"/>
    </style:style>
    <style:style style:name="T116" style:family="text">
      <style:text-properties fo:font-style="normal" officeooo:rsid="00baa986" style:font-style-asian="normal" style:font-style-complex="normal"/>
    </style:style>
    <style:style style:name="T117" style:family="text">
      <style:text-properties fo:font-style="normal" officeooo:rsid="00b8fa99" style:font-style-asian="normal" style:font-style-complex="normal"/>
    </style:style>
    <style:style style:name="T118" style:family="text">
      <style:text-properties fo:font-style="normal" officeooo:rsid="00bc9e11" style:font-style-asian="normal" style:font-style-complex="normal"/>
    </style:style>
    <style:style style:name="T119" style:family="text">
      <style:text-properties fo:font-style="normal" officeooo:rsid="00bf7b6b" style:font-style-asian="normal" style:font-style-complex="normal"/>
    </style:style>
    <style:style style:name="T120" style:family="text">
      <style:text-properties fo:font-style="normal" officeooo:rsid="00bfe7bc" style:font-style-asian="normal" style:font-style-complex="normal"/>
    </style:style>
    <style:style style:name="T121" style:family="text">
      <style:text-properties fo:font-style="normal" officeooo:rsid="00cc7c08" style:font-style-asian="normal" style:font-style-complex="normal"/>
    </style:style>
    <style:style style:name="T122" style:family="text">
      <style:text-properties fo:font-style="normal" officeooo:rsid="00cab26c" style:font-style-asian="normal" style:font-style-complex="normal"/>
    </style:style>
    <style:style style:name="T123" style:family="text">
      <style:text-properties fo:font-style="normal" officeooo:rsid="00cc97e6" style:font-style-asian="normal" style:font-style-complex="normal"/>
    </style:style>
    <style:style style:name="T124" style:family="text">
      <style:text-properties fo:font-style="normal" officeooo:rsid="00d6e9d6" style:font-style-asian="normal" style:font-style-complex="normal"/>
    </style:style>
    <style:style style:name="T125" style:family="text">
      <style:text-properties fo:font-style="normal" officeooo:rsid="00e4fe55" style:font-style-asian="normal" style:font-style-complex="normal"/>
    </style:style>
    <style:style style:name="T126" style:family="text">
      <style:text-properties fo:font-style="normal" officeooo:rsid="00e7daec" style:font-style-asian="normal" style:font-style-complex="normal"/>
    </style:style>
    <style:style style:name="T127" style:family="text">
      <style:text-properties fo:font-style="normal" officeooo:rsid="00e7e3c8" style:font-style-asian="normal" style:font-style-complex="normal"/>
    </style:style>
    <style:style style:name="T128" style:family="text">
      <style:text-properties fo:font-style="normal" officeooo:rsid="00e81e1d" style:font-style-asian="normal" style:font-style-complex="normal"/>
    </style:style>
    <style:style style:name="T129" style:family="text">
      <style:text-properties fo:font-style="normal" officeooo:rsid="00ecdf75" style:font-style-asian="normal" style:font-style-complex="normal"/>
    </style:style>
    <style:style style:name="T130" style:family="text">
      <style:text-properties fo:font-style="normal" officeooo:rsid="00edf0f0" style:font-style-asian="normal" style:font-style-complex="normal"/>
    </style:style>
    <style:style style:name="T131" style:family="text">
      <style:text-properties fo:font-style="normal" officeooo:rsid="00ee8dec" style:font-style-asian="normal" style:font-style-complex="normal"/>
    </style:style>
    <style:style style:name="T132" style:family="text">
      <style:text-properties fo:font-style="normal" officeooo:rsid="00f064eb" style:font-style-asian="normal" style:font-style-complex="normal"/>
    </style:style>
    <style:style style:name="T133" style:family="text">
      <style:text-properties fo:font-style="normal" officeooo:rsid="00f24597" style:font-style-asian="normal" style:font-style-complex="normal"/>
    </style:style>
    <style:style style:name="T134" style:family="text">
      <style:text-properties fo:font-style="normal" officeooo:rsid="00f2618f" style:font-style-asian="normal" style:font-style-complex="normal"/>
    </style:style>
    <style:style style:name="T135" style:family="text">
      <style:text-properties fo:font-style="normal" officeooo:rsid="00f2c3e0" style:font-style-asian="normal" style:font-style-complex="normal"/>
    </style:style>
    <style:style style:name="T136" style:family="text">
      <style:text-properties fo:font-style="normal" officeooo:rsid="00f2dccb" style:font-style-asian="normal" style:font-style-complex="normal"/>
    </style:style>
    <style:style style:name="T137" style:family="text">
      <style:text-properties fo:font-style="normal" officeooo:rsid="00f5e08d" style:font-style-asian="normal" style:font-style-complex="normal"/>
    </style:style>
    <style:style style:name="T138" style:family="text">
      <style:text-properties fo:font-style="normal" officeooo:rsid="00f793e7" style:font-style-asian="normal" style:font-style-complex="normal"/>
    </style:style>
    <style:style style:name="T139" style:family="text">
      <style:text-properties fo:font-style="normal" officeooo:rsid="00fa5dad" style:font-style-asian="normal" style:font-style-complex="normal"/>
    </style:style>
    <style:style style:name="T140" style:family="text">
      <style:text-properties fo:font-style="normal" officeooo:rsid="00faf009" style:font-style-asian="normal" style:font-style-complex="normal"/>
    </style:style>
    <style:style style:name="T141" style:family="text">
      <style:text-properties fo:font-style="normal" officeooo:rsid="00fb45a9" style:font-style-asian="normal" style:font-style-complex="normal"/>
    </style:style>
    <style:style style:name="T142" style:family="text">
      <style:text-properties fo:font-style="normal" officeooo:rsid="00fcb35b" style:font-style-asian="normal" style:font-style-complex="normal"/>
    </style:style>
    <style:style style:name="T143" style:family="text">
      <style:text-properties fo:font-style="normal" officeooo:rsid="00feb06a" style:font-style-asian="normal" style:font-style-complex="normal"/>
    </style:style>
    <style:style style:name="T144" style:family="text">
      <style:text-properties fo:font-style="normal" officeooo:rsid="00ff400a" style:font-style-asian="normal" style:font-style-complex="normal"/>
    </style:style>
    <style:style style:name="T145" style:family="text">
      <style:text-properties fo:font-style="normal" officeooo:rsid="010083cd" style:font-style-asian="normal" style:font-style-complex="normal"/>
    </style:style>
    <style:style style:name="T146" style:family="text">
      <style:text-properties fo:font-style="normal" officeooo:rsid="011087dd" style:font-style-asian="normal" style:font-style-complex="normal"/>
    </style:style>
    <style:style style:name="T147" style:family="text">
      <style:text-properties fo:font-style="normal" officeooo:rsid="0111eabd" style:font-style-asian="normal" style:font-style-complex="normal"/>
    </style:style>
    <style:style style:name="T148" style:family="text">
      <style:text-properties fo:font-style="normal" officeooo:rsid="0111ef98" style:font-style-asian="normal" style:font-style-complex="normal"/>
    </style:style>
    <style:style style:name="T149" style:family="text">
      <style:text-properties fo:font-style="normal" officeooo:rsid="01128736" style:font-style-asian="normal" style:font-style-complex="normal"/>
    </style:style>
    <style:style style:name="T150" style:family="text">
      <style:text-properties fo:font-style="normal" officeooo:rsid="0113f2aa" style:font-style-asian="normal" style:font-style-complex="normal"/>
    </style:style>
    <style:style style:name="T151" style:family="text">
      <style:text-properties fo:font-style="normal" officeooo:rsid="011446be" style:font-style-asian="normal" style:font-style-complex="normal"/>
    </style:style>
    <style:style style:name="T152" style:family="text">
      <style:text-properties fo:font-style="normal" officeooo:rsid="0115aafd" style:font-style-asian="normal" style:font-style-complex="normal"/>
    </style:style>
    <style:style style:name="T153" style:family="text">
      <style:text-properties fo:font-style="normal" officeooo:rsid="011e613a" style:font-style-asian="normal" style:font-style-complex="normal"/>
    </style:style>
    <style:style style:name="T154" style:family="text">
      <style:text-properties fo:font-style="normal" officeooo:rsid="00e7daec" style:font-style-asian="normal" style:font-name-complex="Calibri" style:font-style-complex="normal"/>
    </style:style>
    <style:style style:name="T155" style:family="text">
      <style:text-properties officeooo:rsid="0066f16d"/>
    </style:style>
    <style:style style:name="T156" style:family="text">
      <style:text-properties officeooo:rsid="00699603"/>
    </style:style>
    <style:style style:name="T157" style:family="text">
      <style:text-properties officeooo:rsid="00699c94"/>
    </style:style>
    <style:style style:name="T158" style:family="text">
      <style:text-properties officeooo:rsid="006b2652"/>
    </style:style>
    <style:style style:name="T159" style:family="text">
      <style:text-properties officeooo:rsid="006f08b6"/>
    </style:style>
    <style:style style:name="T160" style:family="text">
      <style:text-properties officeooo:rsid="0070f1b3"/>
    </style:style>
    <style:style style:name="T161" style:family="text">
      <style:text-properties officeooo:rsid="007263b7"/>
    </style:style>
    <style:style style:name="T162" style:family="text">
      <style:text-properties officeooo:rsid="0095cbbe"/>
    </style:style>
    <style:style style:name="T163" style:family="text">
      <style:text-properties officeooo:rsid="009b7d9f"/>
    </style:style>
    <style:style style:name="T164" style:family="text">
      <style:text-properties officeooo:rsid="009cb9fd"/>
    </style:style>
    <style:style style:name="T165" style:family="text">
      <style:text-properties officeooo:rsid="009d6ab3"/>
    </style:style>
    <style:style style:name="T166" style:family="text">
      <style:text-properties officeooo:rsid="009e34af"/>
    </style:style>
    <style:style style:name="T167" style:family="text">
      <style:text-properties officeooo:rsid="00a1358e"/>
    </style:style>
    <style:style style:name="T168" style:family="text">
      <style:text-properties officeooo:rsid="00a270d7"/>
    </style:style>
    <style:style style:name="T169" style:family="text">
      <style:text-properties officeooo:rsid="00a3c214"/>
    </style:style>
    <style:style style:name="T170" style:family="text">
      <style:text-properties style:text-position="sub 58%"/>
    </style:style>
    <style:style style:name="T171" style:family="text">
      <style:text-properties style:text-position="sub 58%" officeooo:rsid="00a3c214"/>
    </style:style>
    <style:style style:name="T172" style:family="text">
      <style:text-properties style:text-position="sub 58%" fo:font-style="normal" officeooo:rsid="00a3c214" style:font-style-asian="normal" style:font-style-complex="normal"/>
    </style:style>
    <style:style style:name="T173" style:family="text">
      <style:text-properties style:text-position="sub 58%" fo:language="en" fo:country="US" officeooo:rsid="00a3c214"/>
    </style:style>
    <style:style style:name="T174" style:family="text">
      <style:text-properties officeooo:rsid="00a4d9c0"/>
    </style:style>
    <style:style style:name="T175" style:family="text">
      <style:text-properties officeooo:rsid="00a5e6e6"/>
    </style:style>
    <style:style style:name="T176" style:family="text">
      <style:text-properties officeooo:rsid="00a6da17"/>
    </style:style>
    <style:style style:name="T177" style:family="text">
      <style:text-properties officeooo:rsid="00a8c20a"/>
    </style:style>
    <style:style style:name="T178" style:family="text">
      <style:text-properties officeooo:rsid="00aa3e07"/>
    </style:style>
    <style:style style:name="T179" style:family="text">
      <style:text-properties officeooo:rsid="00ac107f"/>
    </style:style>
    <style:style style:name="T180" style:family="text">
      <style:text-properties officeooo:rsid="00ada9b7"/>
    </style:style>
    <style:style style:name="T181" style:family="text">
      <style:text-properties officeooo:rsid="00aec75a"/>
    </style:style>
    <style:style style:name="T182" style:family="text">
      <style:text-properties officeooo:rsid="00b23b56"/>
    </style:style>
    <style:style style:name="T183" style:family="text">
      <style:text-properties fo:language="en" fo:country="US"/>
    </style:style>
    <style:style style:name="T184" style:family="text">
      <style:text-properties fo:language="en" fo:country="US" fo:font-style="normal" officeooo:rsid="00cebee2" style:font-style-asian="normal" style:font-style-complex="normal"/>
    </style:style>
    <style:style style:name="T185" style:family="text">
      <style:text-properties fo:language="en" fo:country="US" fo:font-style="normal" officeooo:rsid="00d1b513" style:font-style-asian="normal" style:font-style-complex="normal"/>
    </style:style>
    <style:style style:name="T186" style:family="text">
      <style:text-properties fo:language="en" fo:country="US" fo:font-style="normal" officeooo:rsid="00d45930" style:font-style-asian="normal" style:font-style-complex="normal"/>
    </style:style>
    <style:style style:name="T187" style:family="text">
      <style:text-properties fo:language="en" fo:country="US" fo:font-style="normal" officeooo:rsid="00e4df6a" style:font-style-asian="normal" style:font-style-complex="normal"/>
    </style:style>
    <style:style style:name="T188" style:family="text">
      <style:text-properties fo:language="en" fo:country="US" officeooo:rsid="00cebee2"/>
    </style:style>
    <style:style style:name="T189" style:family="text">
      <style:text-properties fo:language="en" fo:country="US" officeooo:rsid="00d1b513"/>
    </style:style>
    <style:style style:name="T190" style:family="text">
      <style:text-properties fo:language="en" fo:country="US" officeooo:rsid="00d3a1dc"/>
    </style:style>
    <style:style style:name="T191" style:family="text">
      <style:text-properties fo:language="en" fo:country="US" fo:font-style="italic" officeooo:rsid="00e4df6a" style:font-style-asian="italic" style:font-style-complex="italic"/>
    </style:style>
    <style:style style:name="T192" style:family="text">
      <style:text-properties fo:language="en" fo:country="US" fo:font-style="italic" officeooo:rsid="00a3c214" style:font-style-asian="italic" style:font-name-complex="Calibri" style:font-style-complex="italic"/>
    </style:style>
    <style:style style:name="T193" style:family="text">
      <style:text-properties fo:language="en" fo:country="US" officeooo:rsid="00d45930"/>
    </style:style>
    <style:style style:name="T194" style:family="text">
      <style:text-properties fo:language="en" fo:country="US" officeooo:rsid="00e4df6a"/>
    </style:style>
    <style:style style:name="T195" style:family="text">
      <style:text-properties fo:language="en" fo:country="US" officeooo:rsid="01018694"/>
    </style:style>
    <style:style style:name="T196" style:family="text">
      <style:text-properties fo:language="en" fo:country="US" officeooo:rsid="010327ee"/>
    </style:style>
    <style:style style:name="T197" style:family="text">
      <style:text-properties fo:language="en" fo:country="US" officeooo:rsid="01051bc3"/>
    </style:style>
    <style:style style:name="T198" style:family="text">
      <style:text-properties fo:language="en" fo:country="US" officeooo:rsid="00ac107f"/>
    </style:style>
    <style:style style:name="T199" style:family="text">
      <style:text-properties fo:language="en" fo:country="US" officeooo:rsid="010549aa"/>
    </style:style>
    <style:style style:name="T200" style:family="text">
      <style:text-properties fo:language="en" fo:country="US" officeooo:rsid="010649e1"/>
    </style:style>
    <style:style style:name="T201" style:family="text">
      <style:text-properties fo:language="en" fo:country="US" officeooo:rsid="01085c19"/>
    </style:style>
    <style:style style:name="T202" style:family="text">
      <style:text-properties fo:language="en" fo:country="US" officeooo:rsid="010a9136"/>
    </style:style>
    <style:style style:name="T203" style:family="text">
      <style:text-properties fo:language="en" fo:country="US" officeooo:rsid="010bb8f7"/>
    </style:style>
    <style:style style:name="T204" style:family="text">
      <style:text-properties officeooo:rsid="00b67951"/>
    </style:style>
    <style:style style:name="T205" style:family="text">
      <style:text-properties officeooo:rsid="00b82821"/>
    </style:style>
    <style:style style:name="T206" style:family="text">
      <style:text-properties officeooo:rsid="00c21c5f"/>
    </style:style>
    <style:style style:name="T207" style:family="text">
      <style:text-properties officeooo:rsid="00c3e76f"/>
    </style:style>
    <style:style style:name="T208" style:family="text">
      <style:text-properties officeooo:rsid="00c4deb0"/>
    </style:style>
    <style:style style:name="T209" style:family="text">
      <style:text-properties officeooo:rsid="00c68de2"/>
    </style:style>
    <style:style style:name="T210" style:family="text">
      <style:text-properties officeooo:rsid="00cab26c"/>
    </style:style>
    <style:style style:name="T211" style:family="text">
      <style:text-properties officeooo:rsid="00cc7c08"/>
    </style:style>
    <style:style style:name="T212" style:family="text">
      <style:text-properties officeooo:rsid="00cc97e6"/>
    </style:style>
    <style:style style:name="T213" style:family="text">
      <style:text-properties officeooo:rsid="00d6e9d6"/>
    </style:style>
    <style:style style:name="T214" style:family="text">
      <style:text-properties officeooo:rsid="00d8272f"/>
    </style:style>
    <style:style style:name="T215" style:family="text">
      <style:text-properties officeooo:rsid="00d9f651"/>
    </style:style>
    <style:style style:name="T216" style:family="text">
      <style:text-properties officeooo:rsid="00dba027"/>
    </style:style>
    <style:style style:name="T217" style:family="text">
      <style:text-properties officeooo:rsid="00df1530"/>
    </style:style>
    <style:style style:name="T218" style:family="text">
      <style:text-properties officeooo:rsid="00e38b1c"/>
    </style:style>
    <style:style style:name="T219" style:family="text">
      <style:text-properties officeooo:rsid="00e4df6a"/>
    </style:style>
    <style:style style:name="T220" style:family="text">
      <style:text-properties officeooo:rsid="00e4fe55"/>
    </style:style>
    <style:style style:name="T221" style:family="text">
      <style:text-properties officeooo:rsid="00ead238"/>
    </style:style>
    <style:style style:name="T222" style:family="text">
      <style:text-properties officeooo:rsid="00ec14d2"/>
    </style:style>
    <style:style style:name="T223" style:family="text">
      <style:text-properties officeooo:rsid="00ecdf75"/>
    </style:style>
    <style:style style:name="T224" style:family="text">
      <style:text-properties officeooo:rsid="00fcfa54"/>
    </style:style>
    <style:style style:name="T225" style:family="text">
      <style:text-properties officeooo:rsid="00fe9079"/>
    </style:style>
    <style:style style:name="T226" style:family="text">
      <style:text-properties officeooo:rsid="01018694"/>
    </style:style>
    <style:style style:name="T227" style:family="text">
      <style:text-properties officeooo:rsid="01051bc3"/>
    </style:style>
    <style:style style:name="T228" style:family="text">
      <style:text-properties officeooo:rsid="010bb8f7"/>
    </style:style>
    <style:style style:name="T229" style:family="text">
      <style:text-properties officeooo:rsid="0119fe13"/>
    </style:style>
    <style:style style:name="T230" style:family="text">
      <style:text-properties officeooo:rsid="0120c361"/>
    </style:style>
    <style:style style:name="T231" style:family="text">
      <style:text-properties officeooo:rsid="0121610e"/>
    </style:style>
    <style:style style:name="T232" style:family="text">
      <style:text-properties officeooo:rsid="0122cb47"/>
    </style:style>
    <style:style style:name="T233" style:family="text">
      <style:text-properties style:text-outline="false" style:text-line-through-style="none" style:text-line-through-type="none" style:font-name="Liberation Sans1" fo:font-size="10pt" fo:font-style="normal" fo:text-shadow="none" style:text-underline-style="none" fo:font-weight="normal" officeooo:rsid="0122cb47" style:font-size-asian="10pt" style:font-style-asian="normal" style:font-weight-asian="normal" style:text-emphasize="none"/>
    </style:style>
    <style:style style:name="T234" style:family="text">
      <style:text-properties officeooo:rsid="0124ad0b"/>
    </style:style>
    <style:style style:name="T23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tab/>Telerob<text:span text:style-name="T225">o</text:span>tic intergroup contact: acceptance and preferences in Israel and Palestine.</text:p>
      <text:p text:style-name="P5"><text:span text:style-name="T25">Avner</text:span> <text:span text:style-name="T25">Peled</text:span><text:span text:style-name="T1">a</text:span>*, <text:span text:style-name="T25">Teemu Leinonen</text:span><text:span text:style-name="T1">a</text:span>, and Béatrice Hasler<text:span text:style-name="T1">b</text:span></text:p>
      <text:p text:style-name="P8"><text:span text:style-name="T1">a</text:span>Department <text:span text:style-name="T26">of Media</text:span>, <text:span text:style-name="T26">Aalto </text:span>University, <text:span text:style-name="T27">Espoo</text:span>, <text:span text:style-name="T27">Finland</text:span>; <text:span text:style-name="T1">b</text:span><text:span text:style-name="T26">Sammy Ofer School of Communication</text:span>, <text:span text:style-name="T27">Reichman University</text:span>, <text:span text:style-name="T27">Herzliya</text:span>, <text:span text:style-name="T27">Israel</text:span></text:p>
      <text:p text:style-name="P9">*<text:span text:style-name="T38">avner.peled@aalto.fi</text:span></text:p>
      <text:p text:style-name="P24">Provide short biographical notes on all contributors here if the journal requires them.</text:p>
      <text:p text:style-name="P39">Telerob<text:span text:style-name="T99">o</text:span>tic intergroup contact: acceptance and preferences in Israel and Palestine.</text:p>
      <text:p text:style-name="P6">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2">Keywords: word; another word; lower case except names</text:p>
      <text:p text:style-name="P28">Subject classification codes: include these here if the journal requires them</text:p>
      <text:h text:style-name="P13" text:outline-level="1"/>
      <text:h text:style-name="P13" text:outline-level="1"/>
      <text:h text:style-name="P40" text:outline-level="1"><text:span text:style-name="T84">3. </text:span>Method</text:h>
      <text:h text:style-name="P41" text:outline-level="1"/>
      <text:h text:style-name="P40" text:outline-level="1"><text:span text:style-name="T10">3.1. </text:span><text:span text:style-name="T11">Survey</text:span></text:h>
      <text:p text:style-name="P43"><text:span text:style-name="T78">On </text:span><text:span text:style-name="T83">March </text:span><text:span text:style-name="T90">22nd</text:span><text:span text:style-name="T83">, 2021, </text:span><text:span text:style-name="T78">a</text:span><text:span text:style-name="T83">n online, anonymous survey was launched simultaneously in Israel (targeting only Jews) and Palestine (West Bank and Gaza). We reached out to participants in Israel through a surveying company and in Palestine through a paid research assistant.</text:span><text:span text:style-name="T11"> </text:span><text:span text:style-name="T84">The survey included both binary/scale questions as well as open-ended questions </text:span><text:span text:style-name="T85">divided into four main parts:</text:span></text:p>
      <text:list xml:id="list1459693625" text:style-name="WWNum24">
        <text:list-item>
          <text:p text:style-name="P101">Demographic informati<text:span text:style-name="T85">on.</text:span></text:p>
        </text:list-item>
        <text:list-item>
          <text:p text:style-name="P101">General attitude toward robots <text:span text:style-name="T156">and the outgroup</text:span>.</text:p>
        </text:list-item>
        <text:list-item>
          <text:p text:style-name="P101"><text:span text:style-name="T219">O</text:span>pinions and preferences on <text:span text:style-name="T219">casually </text:span>meeting <text:span text:style-name="T44">people</text:span> via telerobo<text:span text:style-name="T88">tic</text:span><text:span text:style-name="T99">s</text:span>.</text:p>
        </text:list-item>
        <text:list-item>
          <text:p text:style-name="P101">Opinions and preferences on the use of telerobots for intergroup contact.</text:p>
        </text:list-item>
      </text:list>
      <text:p text:style-name="P23"><text:span text:style-name="T86">The survey </text:span><text:span text:style-name="T84">was published in Hebrew and Arabic and answers to all open-ended questions were all translated into English for analysis. The survey allowed respondents to express no interest in intergroup contact or telerobot operation, therefore skipp</text:span><text:span text:style-name="T87">ing</text:span><text:span text:style-name="T84"> </text:span><text:soft-page-break/><text:span text:style-name="T84">over the </text:span><text:span text:style-name="T44">corresponding </text:span><text:span text:style-name="T84">questions, </text:span><text:span text:style-name="T88">without </text:span><text:span text:style-name="T43">asking </text:span><text:span text:style-name="T84">further details on the preferences of the </text:span><text:span text:style-name="T44">participant</text:span><text:span text:style-name="T84">. </text:span><text:span text:style-name="T90">The survey </text:span><text:span text:style-name="T46">was open for one nearly one month, until April 19</text:span><text:span text:style-name="T2">th</text:span><text:span text:style-name="T46"> 2021.</text:span></text:p>
      <text:h text:style-name="P17" text:outline-level="2">3.<text:span text:style-name="T99">2.</text:span> <text:span text:style-name="T32">Sociopolitical</text:span><text:span text:style-name="T24"> context</text:span></text:h>
      <text:p text:style-name="P55"><text:span text:style-name="T47">The survey took place in the midst of the ongoing struggle against the global </text:span>COVID-19 pandemic. <text:span text:style-name="T91">At the time, </text:span><text:span text:style-name="T47">partial restrictions were taken place in both Israel </text:span>and Palestine. <text:span text:style-name="T47">According to </text:span><text:span text:style-name="T28">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8">(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5"> </text:span><text:span text:style-name="T50">in March 2021</text:span><text:span text:style-name="T48"> </text:span>Israel <text:span text:style-name="T92">had </text:span><text:span text:style-name="T48">higher rate of daily cases than Palestine (about 60 per 1 million compared to 2 in Palestine), but was also significantly </text:span>ahead <text:span text:style-name="T89">of Palestine </text:span>in its vaccination campaign. <text:span text:style-name="T48">M</text:span>ore than half of the population <text:span text:style-name="T92">in Israel already</text:span> received their second dose of the vaccine <text:span text:style-name="T92">in March </text:span><text:span text:style-name="T93">2021</text:span><text:span text:style-name="T92">, while in </text:span>Palestine, <text:span text:style-name="T48">vaccine coverage was </text:span><text:span text:style-name="T49">virtually</text:span><text:span text:style-name="T48"> nonexistent, with less than 0.2 percent of the population</text:span><text:span text:style-name="T49"> being</text:span><text:span text:style-name="T48"> fully vaccinated. </text:span><text:span text:style-name="T50">This was, in part, due to </text:span><text:span text:style-name="T52">Israel’s control over the passage and authorization of </text:span><text:span text:style-name="T53">medical </text:span><text:span text:style-name="T52">goods</text:span><text:span text:style-name="T51"> </text:span><text:span text:style-name="T52">in Palestine, and in part </text:span><text:span text:style-name="T53">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 <text:s/></text:span><text:span text:style-name="T54">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4">(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3">.</text:span></text:p>
      <text:p text:style-name="New_20_paragraph">In the political sphere, <text:span text:style-name="T94">the </text:span>elections in Israel <text:span text:style-name="T56">had just ended for the fourth time without a clear winner</text:span>. However, <text:span text:style-name="T56">the</text:span> <text:span text:style-name="T56">possibility </text:span>for a <text:span text:style-name="T56">new</text:span> <text:span text:style-name="T56">administration under Naftali Bennet</text:span><text:span text:style-name="T59">t</text:span><text:span text:style-name="T56">, which continued to form in the coming months, </text:span>was <text:span text:style-name="T56">beginning to surface</text:span>. In the United States, the Trump administration was replaced <text:span text:style-name="T94">a few months earlier </text:span><text:span text:style-name="T56">by </text:span>that of Joe Biden. <text:span text:style-name="T95">The </text:span>Trump <text:span text:style-name="T95">administration </text:span>has <text:span text:style-name="T57">carried</text:span> a distinctive Pro-Israeli <text:span text:style-name="T57">tone, </text:span><text:span text:style-name="T58">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6">but </text:span>still <text:span text:style-name="T58">committed to </text:span>Israel, <text:span text:style-name="T96">as were </text:span>previous administrations <text:span text:style-name="T96">throughout the history of </text:span><text:span text:style-name="T58">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8">(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6">It is important to note that t</text:span>he survey took place roughly one <text:soft-page-break/>month before tensions between Israelis and Palestinians in Jerusalem reached a<text:span text:style-name="T96">nother</text:span> boiling point, leading to <text:span text:style-name="T96">extensive </text:span>military conflict with Hamas <text:span text:style-name="T97">in G</text:span><text:span text:style-name="T98">aza</text:span> (dubbed operation <text:span text:style-name="T7">_Guardian of the Walls_</text:span>), <text:s/>sparking a severe level of violence <text:span text:style-name="T98">and raising once again claims for war crimes and human rights violations</text:span><text:span text:style-name="T98"><text:note text:id="ftn1" text:note-class="footnote"><text:note-citation>1</text:note-citation><text:note-body><text:p text:style-name="Footnotes">https://www.hrw.org/news/2021/07/27/gaza-apparent-war-crimes-during-may-fighting</text:p></text:note-body></text:note></text:span><text:span text:style-name="T98">.</text:span></text:p>
      <text:h text:style-name="P18" text:outline-level="2"><text:span text:style-name="T33">3</text:span><text:span text:style-name="T34">.</text:span><text:span text:style-name="T35">3.</text:span><text:span text:style-name="T34"> </text:span><text:span text:style-name="T36">Participants</text:span></text:h>
      <text:p text:style-name="P19"><text:s/><text:span text:style-name="T79">A total of </text:span><text:span text:style-name="T40">624 </text:span><text:span text:style-name="T61">participants</text:span><text:span text:style-name="T40"> </text:span><text:span text:style-name="T60">partially </text:span><text:span text:style-name="T40">completed the survey (328 in Israel and 296 in Palestine)</text:span><text:span text:style-name="T41">,</text:span><text:span text:style-name="T40"> </text:span><text:span text:style-name="T41">out of which </text:span><text:span text:style-name="T79">a </text:span>total of 556 <text:span text:style-name="T39">respondents completed the </text:span><text:span text:style-name="T67">entire</text:span><text:span text:style-name="T31"> </text:span><text:span text:style-name="T39">survey</text:span> (291 from Israel and 265 from Palestine).</text:p>
      <text:p text:style-name="P29">Out of the total 624 respondents, 310 were male <text:span text:style-name="T80">(167 in Israel and 143 in Palestine)</text:span>, 312 female <text:span text:style-name="T80">(159 in Israel and 153 in Palestine);</text:span> <text:span text:style-name="T82">2</text:span> did not disclose their gender <text:span text:style-name="T80">(</text:span><text:span text:style-name="T42">both</text:span><text:span text:style-name="T80"> from Israel)</text:span>. <text:span text:style-name="T81">Total r</text:span><text:span text:style-name="T80">espondents aged between 13 and 71 </text:span><text:span text:style-name="T81">(M=35.</text:span><text:span text:style-name="T82">31</text:span><text:span text:style-name="T81">, SD=13.48), </text:span><text:span text:style-name="T82">between 13 and 71 in </text:span><text:span text:style-name="T42">Israel</text:span><text:span text:style-name="T82"> (M=36.09, SD=14.23) and between 15 and 71 in Palestine (M=34.45, SD=12.57). No statistically significant age difference was found between the groups (p=0.</text:span><text:span text:style-name="T84">1</text:span><text:span text:style-name="T103">27</text:span><text:span text:style-name="T84">).</text:span></text:p>
      <text:p text:style-name="P30">Participants were also asked to rate their level of tech confidence as a value between 1 and 5. <text:s/>Israelis had a significantly higher level of tech confidence (p&lt;<text:span text:style-name="T166">0.01</text:span>) with a mean value of 3.8 <text:span text:style-name="T100">(SD=1.04) </text:span>compared to <text:span text:style-name="T100">2.87 within Palestinians (SD=1.32). </text:span><text:span text:style-name="T166">Israelis were also significantly more likely to own a smartphone (p&lt;0.01) or a laptop (p&lt;0.01)</text:span></text:p>
      <text:h text:style-name="P47" text:outline-level="2">3.4. Measurements</text:h>
      <text:p text:style-name="P49">This section details the parameters that were measured in each of the four parts mentioned above. <text:span text:style-name="T104">The complete set of questions is available in Appendix A.</text:span></text:p>
      <text:h text:style-name="P48" text:outline-level="3"><text:soft-page-break/>Demographic information</text:h>
      <text:p text:style-name="P54">The survey was anonymous but <text:span text:style-name="T104">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1">In addition to basic information, we asked participants to estimate their level of tech confidence <text:span text:style-name="T105">on</text:span> a 1-5 scale. <text:span text:style-name="T105">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6">p.</text:span></text:p>
      <text:h text:style-name="P50" text:outline-level="3">General attitude toward robots <text:span text:style-name="T157">and the outgroup</text:span>.</text:h>
      <text:p text:style-name="P53">General attitude toward robots was measured using the NARS ranking (<text:span text:style-name="T9">Negative Attitude toward Robots Scale) </text:span><text:span text:style-name="T109">that includes a collection of statements that the participants rank between 1 (</text:span><text:span text:style-name="T12">Strongly disagree) </text:span><text:span text:style-name="T109">and 5 (</text:span><text:span text:style-name="T12">Strongly agree). W</text:span><text:span text:style-name="T101">e used a trimmed-down version </text:span><text:span text:style-name="T107">of the ranking </text:span><text:span text:style-name="T101">which include</text:span><text:span text:style-name="T107">d</text:span><text:span text:style-name="T101"> the S1 and S3 (inverse) </text:span><text:span text:style-name="T107">subs</text:span><text:span text:style-name="T101">cale</text:span><text:span text:style-name="T107">s </text:span><text:span text:style-name="T101">from the work of Tsui et al (2010)</text:span> <text:span text:style-name="T107">on </text:span><text:span text:style-name="T101">attitude toward telepresence robots. </text:span><text:span text:style-name="T107">A</text:span><text:span text:style-name="T109"> </text:span><text:span text:style-name="T107">higher ranking on the scale meant a more negative attitude toward robots. Therefore, the standard S1 scale included statements such as </text:span><text:span text:style-name="T12">I would feel nervous operating a robot in</text:span></text:p>
      <text:p text:style-name="P52"><text:span text:style-name="T12">front of other people, </text:span><text:span text:style-name="T109">while the S3 scale included statements such as </text:span><text:span text:style-name="T12">I feel that I could</text:span></text:p>
      <text:p text:style-name="P52"><text:span text:style-name="T12">make friends with robots. </text:span><text:span text:style-name="T109">Overall the ranking included 11 questions, 6 from S1 and 5 from S3.</text:span></text:p>
      <text:p text:style-name="P60"/>
      <text:p text:style-name="P60"/>
      <text:p text:style-name="P62"><text:soft-page-break/><text:span text:style-name="T158">The attitude toward the outgroup was measured using a feeling thermometer. Feeling thermometers are a common measurement of </text:span><text:span text:style-name="T159">explicit </text:span><text:span text:style-name="T158">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60">Participants rate their </text:span><text:span text:style-name="T102">general feeling toward </text:span><text:span text:style-name="T160">the group </text:span><text:span text:style-name="T102">using a </text:span><text:span text:style-name="T160">scale from </text:span><text:span text:style-name="T102">zero </text:span><text:span text:style-name="T160">(</text:span><text:span text:style-name="T14">not favorable) </text:span><text:span text:style-name="T102">to </text:span><text:span text:style-name="T160">a </text:span><text:span text:style-name="T102">hundred </text:span><text:span text:style-name="T160">(m</text:span><text:span text:style-name="T13">ost favorable</text:span><text:span text:style-name="T14">)</text:span><text:span text:style-name="T13">.</text:span><text:span text:style-name="T110"> <text:s/></text:span><text:span text:style-name="T101">Additionally, </text:span><text:span text:style-name="T102">we asked the </text:span><text:span text:style-name="T155">participants</text:span><text:span text:style-name="T102"> to rate their general feeling toward robots using </text:span><text:span text:style-name="T160">a feeling thermometer</text:span><text:span text:style-name="T13">. </text:span><text:span text:style-name="T111">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 but we </text:span><text:span text:style-name="T112">wanted to test its efficacy in correlation with the NARS scale and other results.</text:span></text:p>
      <text:h text:style-name="P56" text:outline-level="3"><text:span text:style-name="T66">O</text:span><text:span text:style-name="T62">pinions and preferences on </text:span><text:span text:style-name="T66">casually </text:span><text:span text:style-name="T62">meeting people via telerobotics</text:span><text:span text:style-name="T161">.</text:span></text:h>
      <text:p text:style-name="P57"><text:span text:style-name="T69">T</text:span><text:span text:style-name="T68">o assess the general interest of participants in telerobotics, they were first presented with an illustration depicting the scenario of operating a </text:span><text:span text:style-name="T72">tele</text:span><text:span text:style-name="T68">robot situated in a remote location via a mobile phone. </text:span><text:span text:style-name="T70">Participants ranked their level willingness to a number of subjunctive statements between 1 and 5 (</text:span><text:span text:style-name="T63">Definitely not </text:span><text:span text:style-name="T70">to </text:span><text:span text:style-name="T63">Definitely yes): </text:span><text:span text:style-name="T70">would they approach a telerobot at a public space, would they use one in their home, or would they be interested in operating a telerobot </text:span><text:span text:style-name="T71">in a remote location</text:span><text:span text:style-name="T70">. They also answered open questions about the difference between a robot-mediated conversation and face-to-face, what kind places would they like to visit with a telerobot, and what would they have the robot perform.</text:span></text:p>
      <text:p text:style-name="P63"><text:span text:style-name="T70">T</text:span><text:span text:style-name="T68">he next set of question had to do with preferences on the appearance of the teleoperated robot. </text:span><text:span text:style-name="T77">T</text:span><text:span text:style-name="T72">hose </text:span><text:span text:style-name="T77">questions </text:span><text:span text:style-name="T72">were skipped in case the participants expressed no interest </text:span><text:span text:style-name="T77">(marked either 1 or 2) </text:span><text:span text:style-name="T72">in operating a telerobot</text:span><text:span text:style-name="T68">. <text:s/></text:span><text:span text:style-name="T73">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4">physical</text:span><text:span text:style-name="T73"> </text:span><text:soft-page-break/><text:span text:style-name="T73">accessories </text:span><text:span text:style-name="T74">that reflect ones identity</text:span><text:span text:style-name="T73">. Participants were also able to select whether they would not reveal anything about themselves, or try to be someone else through the robot.</text:span></text:p>
      <text:p text:style-name="P64"><text:span text:style-name="T75">Finally, we asked participants about what features they would like to have in their telerobot. Participants rated a list of features from 1 (</text:span><text:span text:style-name="T29">not </text:span><text:span text:style-name="T30">at </text:span><text:span text:style-name="T29">all important) </text:span><text:span text:style-name="T75">to 5 (</text:span><text:span text:style-name="T29">very important). </text:span><text:span text:style-name="T75">The list included features </text:span><text:span text:style-name="T76">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70">Once the participants completed the sections on telerobot and avatar design preferences, they were presented for the first time with the notion of using a telerobot to communicate with members of the outgroup. <text:span text:style-name="T162">We first asked to about the general attitude toward the outgroup using the feeling thermometer </text:span><text:span text:style-name="T163">mentioned above, </text:span><text:span text:style-name="T162">and then about the level of interest from 1 (</text:span><text:span text:style-name="T15">Definitely not) </text:span><text:span text:style-name="T113">to 5 (</text:span><text:span text:style-name="T15">Definitely yes</text:span><text:span text:style-name="T113">) in meeting a member of the outgroup via </text:span><text:span text:style-name="T114">four scenarios: a telerobot operated remotely via a smartphone, a puppet robot performing remotely in public location, a face-to-face meeting, and an online video chat.</text:span></text:p>
      <text:p text:style-name="P69"><text:soft-page-break/><text:span text:style-name="T114">P</text:span><text:span text:style-name="T108">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1"><text:tab/></text:p>
      <text:h text:style-name="P16" text:outline-level="1">4. Results</text:h>
      <text:h text:style-name="P46" text:outline-level="2">4.1. General attitude toward robots <text:span text:style-name="T177">and the outgroup</text:span></text:h>
      <text:h text:style-name="Heading_20_3" text:outline-level="3">Correlation between the feeling ther<text:span text:style-name="T164">mometer and the NARS scale</text:span></text:h>
      <text:p text:style-name="P66">The feeling thermometer and NARS scale were found to be negatively correlated (R=-0.67, p &lt; 0.01) – A lower (less favorable) value on the feeling thermometer correlated with a higher (more negative) score on the NARS scale.</text:p>
      <text:h text:style-name="P67" text:outline-level="3">Correlation between <text:span text:style-name="T165">technological confidence </text:span><text:span text:style-name="T167">and experience</text:span><text:span text:style-name="T165"> </text:span><text:span text:style-name="T167">with </text:span><text:span text:style-name="T165">attitude toward robots.</text:span></text:h>
      <text:p text:style-name="P71">The level of tech confidence predicted the result on <text:span text:style-name="T167">both </text:span>the NARS scale <text:span text:style-name="T167">and feeling thermometer</text:span>. A higher level of confidence predicted a lower result on the NARS scale <text:span text:style-name="T167">and a higher value on the feeling thermometer</text:span>, meaning a more favorable view of robots (R=-0.16,p&lt;0.01). <text:span text:style-name="T167">The variables of having a smartphone, a laptop, or previous interactions with robots </text:span><office:annotation office:name="__Annotation__16816_632942596" loext:resolved="false"><dc:creator>Unknown Author</dc:creator><dc:date>2022-03-03T18:24:18.378793769</dc:date><text:p text:style-name="P111"><text:span text:style-name="T235">Having problems here. Wrote on WhatsApp: </text:span></text:p><text:p text:style-name="P111"><text:span text:style-name="T235">I wanted to know if owning a laptop predicts a more favorable attitude toward robots.</text:span></text:p><text:p text:style-name="P111"><text:span text:style-name="T235">I tried a linear regression model and a Pearson correlation.</text:span></text:p><text:p text:style-name="P111"><text:span text:style-name="T235">The regression shows that owning a laptop causes a more negative attitude toward robots.</text:span></text:p><text:p text:style-name="P111"><text:span text:style-name="T235">Both the regression and Pearson show that it's significant - however:</text:span></text:p><text:p text:style-name="P111"><text:span text:style-name="T235">If I do the same test but filter only Israelis or only Palestinians, the result is not significant. Can it be?</text:span></text:p></office:annotation><text:span text:style-name="T167">did </text:span><text:span text:style-name="T168">not..?</text:span><office:annotation-end office:name="__Annotation__16816_632942596"/></text:p>
      <text:h text:style-name="P65" text:outline-level="3"><text:span text:style-name="T179">G</text:span><text:span text:style-name="T178">eneral attitudes toward robots</text:span></text:h>
      <text:p text:style-name="P72">In general, Palestinians had a more favorable attitude toward robots, <text:span text:style-name="T169">both when using </text:span><text:soft-page-break/><text:span text:style-name="T169">the NARS scale</text:span> F(1,614) = 46.9, p &lt; 0.0, <text:span text:style-name="T22">η</text:span><text:span text:style-name="T170">p</text:span><text:span text:style-name="T1">2</text:span> = .07 <text:span text:style-name="T169">and the feeling thermometer F(1,609) = 25.45, p &lt; 0.1, </text:span><text:span text:style-name="T23">η</text:span><text:span text:style-name="T171">p</text:span><text:span text:style-name="T3">2</text:span><text:span text:style-name="T169"> = 0.04</text:span>. This effect remains also when controlling for technological confidence. <text:s/><office:annotation office:name="__Annotation__16858_632942596" loext:resolved="false"><dc:creator>Unknown Author</dc:creator><dc:date>2022-03-03T20:53:52.485481124</dc:date><text:p text:style-name="P111"><text:span text:style-name="T235">Between the populations of same gender. IL women differ from PS women but IL men differ from PS men only in NARS and not the thermometer. Should I mention that?</text:span></text:p></office:annotation><text:span text:style-name="T174">Additionally</text:span><office:annotation-end office:name="__Annotation__16858_632942596"/><text:span text:style-name="T174">, while Palestinian men and women did not have a significant difference </text:span><text:span text:style-name="T175">between them, Israeli women had a significantly more negative attitude than Israeli men </text:span><text:span text:style-name="T176">in both NARS: t(326) = 3.3, p&lt;0.01, and the feeling thermometer: t(314)=-4, p&lt;0.01</text:span><text:span text:style-name="T175">. </text:span></text:p>
      <text:h text:style-name="P68" text:outline-level="3"><text:span text:style-name="T179">G</text:span><text:span text:style-name="T178">eneral attitudes toward </text:span><text:span text:style-name="T179">the outgroup</text:span></text:h>
      <text:p text:style-name="P79">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3">η</text:span><text:span text:style-name="T171">p</text:span><text:span text:style-name="T3">2 </text:span>= 2.73. The mean thermometer score of Palestinians <text:span text:style-name="T180">toward Israelis </text:span>was 12.92 (SD=17.28) <text:span text:style-name="T180">while the mean the score is Israelis toward Palestinians was 38.48 </text:span><text:span text:style-name="T181">(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4">4.2 </text:span><text:span text:style-name="T62">General opinions on meeting people via telerobotics</text:span><text:span text:style-name="T161">.</text:span></text:h>
      <text:h text:style-name="P74" text:outline-level="3">Interest in telerobot interaction and operation</text:h>
      <text:p text:style-name="P80"><text:span text:style-name="T204">When asked about their interest to approach a remotely operated rob</text:span><text:span text:style-name="T205">o</text:span><text:span text:style-name="T204">t, Palestinians were significantly more interested: F(1,586) = 21.654, p &lt; 0.1, <text:s/></text:span><text:span text:style-name="T23">η</text:span><text:span text:style-name="T171">p</text:span><text:span text:style-name="T3">2 </text:span>= <text:span text:style-name="T204">0.04. </text:span><text:span text:style-name="T205">T</text:span><text:span text:style-name="T204">he effect reside</text:span><text:span text:style-name="T205">d</text:span><text:span text:style-name="T204"> primarily between </text:span><text:span text:style-name="T205">females. The mean response from Palestinian females was a slightly positive 3.55 (3 being </text:span><text:span text:style-name="T16">undecided</text:span><text:span text:style-name="T115">) while the mean response for Israeli females was a slightly negative 2.91. <text:tab/>While age did not have an effect on the response of Palestinian participants, the response from Israeli was more positive as the age </text:span><text:soft-page-break/><text:span text:style-name="T115">increased (R = 0.2, p &lt; 0.01). <text:s/></text:span><text:span text:style-name="T116">A positive</text:span><text:span text:style-name="T117"> result on the NARS </text:span><text:span text:style-name="T116">also predicted </text:span><text:span text:style-name="T117">more willingness </text:span><text:span text:style-name="T116">interact with a telerobot (R = -0.57, p &lt; 0.01)</text:span><text:span text:style-name="T117">.</text:span></text:p>
      <text:p text:style-name="P75"><text:span text:style-name="T115">W</text:span><text:span text:style-name="T108">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8">age and gender</text:span><text:span text:style-name="T108"> demographics . Nevertheless, </text:span><text:span text:style-name="T116">a positive</text:span><text:span text:style-name="T108"> result on the NARS scale did predict more willingness to have a robot at home </text:span><text:span text:style-name="T116">(R = -0.47, p &lt; 0.01)</text:span><text:span text:style-name="T108">.</text:span></text:p>
      <text:p text:style-name="P76"><text:span text:style-name="T108">When asked regarding their interest to operate a robot in a remote location, </text:span><text:span text:style-name="T119"><text:s/></text:span><text:span text:style-name="T108">Israelis </text:span><text:span text:style-name="T119">participants </text:span><text:span text:style-name="T108">were generally more interested</text:span><text:span text:style-name="T119"> F(1, 586) = 9.316, p &lt; 0.01, </text:span><text:span text:style-name="T23">η</text:span><text:span text:style-name="T172">p</text:span><text:span text:style-name="T4">2 </text:span><text:span text:style-name="T119">= 0.016. This effect manifested primarily within Israeli males who had a slightly positive mean response of 3.39 (3 being </text:span><text:span text:style-name="T17">undecided)</text:span><text:span text:style-name="T119"> as apposed to the rest of the participants who averaged at a slightly negative 2.85. </text:span><text:span text:style-name="T115">While age did not have an effect on the response of </text:span><text:span text:style-name="T120">Israeli</text:span><text:span text:style-name="T115"> participants, the response from </text:span><text:span text:style-name="T120">Palestinians</text:span><text:span text:style-name="T115"> was more positive as the age </text:span><text:span text:style-name="T120">decreased</text:span><text:span text:style-name="T115"> (R =</text:span><text:span text:style-name="T120"> -</text:span><text:span text:style-name="T115">0.</text:span><text:span text:style-name="T120">14</text:span><text:span text:style-name="T115">, p </text:span><text:span text:style-name="T120">= 0.02</text:span><text:span text:style-name="T115">). </text:span><text:span text:style-name="T120">A </text:span><text:span text:style-name="T116">positive</text:span><text:span text:style-name="T117"> result on the NARS predict</text:span><text:span text:style-name="T120">ed</text:span><text:span text:style-name="T117"> more willingness to </text:span><text:span text:style-name="T120">operate a </text:span><text:span text:style-name="T117">robot </text:span><text:span text:style-name="T124">from</text:span><text:span text:style-name="T120"> all participants </text:span><text:span text:style-name="T116">(R = -0.4</text:span><text:span text:style-name="T120">6</text:span><text:span text:style-name="T116">, p &lt; 0.01)</text:span><text:span text:style-name="T117">.</text:span></text:p>
      <text:p text:style-name="P77"><text:span text:style-name="T117">T</text:span><text:span text:style-name="T108">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06">a</text:span> face-to-face <text:span text:style-name="T206">meeting</text:span></text:h>
      <text:p text:style-name="P81">When asked about the experience of meeting a person through a robot rather than face-to-face, <text:span text:style-name="T206">the by far most common word for Israeli participants was “strange” (n=76/</text:span><text:span text:style-name="T213">197: 38.57% of the responses</text:span><text:span text:style-name="T206">). For Palestinians participants there was a more balanced response of positive and negative words. </text:span><text:span text:style-name="T208">Figure 1 shows a comparison of word clouds.</text:span></text:p>
      <text:p text:style-name="P78"><text:soft-page-break/>Zooming further into the responses <text:span text:style-name="T209">of the participants </text:span><text:span text:style-name="T210">reveals few patterns. </text:span><text:span text:style-name="T211">Out of the 76 occurrences of </text:span><text:span text:style-name="T18">strange </text:span><text:span text:style-name="T121">in Israeli participants</text:span><text:span text:style-name="T211">, 18 had the form of </text:span><text:span text:style-name="T18">strange but.. </text:span><text:span text:style-name="T121">Adding something positive to the opinion. </text:span><text:span text:style-name="T123">Out of those</text:span><text:span text:style-name="T121">, n</text:span><text:span text:style-name="T122">ine</text:span><text:span text:style-name="T210"> response</text:span><text:span text:style-name="T211">s</text:span><text:span text:style-name="T210"> were in the form of </text:span><text:span text:style-name="T19">Strange at first, but can get used to it later</text:span><text:span text:style-name="T210">. All of the </text:span><text:span text:style-name="T212">above</text:span><text:span text:style-name="T210"> nine cases came from Israeli women. </text:span><text:span text:style-name="T212">Out of the 14 occurrences of </text:span><text:span text:style-name="T20">strange</text:span><text:span text:style-name="T123"> in Palestinian participants, two had abated the claim with an additional positive comment.</text:span></text:p>
      <text:p text:style-name="P58"/>
      <text:p text:style-name="P32"><draw:frame draw:style-name="fr2" draw:name="Image1" text:anchor-type="char" svg:width="5.5118in" svg:height="2.4362in" draw:z-index="0"><draw:image xlink:href="Pictures/100000010000034E0000017624C31BD08C5188BF.png" xlink:type="simple" xlink:show="embed" xlink:actuate="onLoad" draw:mime-type="image/png"/></draw:frame>Figure 1. <text:span text:style-name="T207">w</text:span><text:span text:style-name="T182">ord cloud</text:span><text:span text:style-name="T207">s </text:span><text:span text:style-name="T182">for the open question comparing telerobot-based communication to face-to-face communication. </text:span><text:span text:style-name="T207">Left: Israeli participants, right: Palestinian participants.</text:span></text:p>
      <text:h text:style-name="P35" text:outline-level="3">Where would you go and what would you do with a telerobot</text:h>
      <text:p text:style-name="P82"><text:span text:style-name="T184">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83">(χ2(1) = 5.1367, p </text:span><text:span text:style-name="T188">= 0.02</text:span><text:span text:style-name="T183">)</text:span><text:span text:style-name="T184">. <text:s/></text:span><text:span text:style-name="T185">Of all responses, only one Palestinian participant mentioned the outgroup in this question, writing: </text:span></text:p>
      <text:p text:style-name="P59"><text:soft-page-break/><text:span text:style-name="T183">I </text:span>would like to visit all the places in Palestine and Israel with their different communities in which I cannot be present.</text:p>
      <text:h text:style-name="P73" text:outline-level="2"><text:span text:style-name="T190">4</text:span><text:span text:style-name="T189">.</text:span><text:span text:style-name="T190">3</text:span><text:span text:style-name="T183">. Interest in meeting the outgroup via telerobotics</text:span></text:h>
      <text:p text:style-name="P83"><text:span text:style-name="T183">We asked participants whether they are willing to meet members of the outgroup via four different mediums: A telerobotic avatar, <text:s/>a telerobotic puppet show, a face-to-face meeting, or a video call. </text:span><text:span text:style-name="T193">The mean results from all participants on all scenarios were </text:span><text:span text:style-name="T194">slightly negative</text:span><text:span text:style-name="T193"> </text:span><text:span text:style-name="T191">(less than 3 – undecided</text:span><text:span text:style-name="T186">). </text:span><text:span text:style-name="T187">The </text:span><text:span text:style-name="T186">mean results from Israeli participants (2.68, 2.17, 2.96, 3.0 correspondingly) were all significantly higher than the mean results from Palestinian participants (1.53, 1.44, 1.40, 1.40), p &lt; 0.01. </text:span></text:p>
      <text:p text:style-name="P37"><office:annotation office:name="__Annotation__1165_29774046" loext:resolved="false"><dc:creator>Unknown Author</dc:creator><dc:date>2022-03-13T12:18:51.755092608</dc:date><text:p text:style-name="P111"><text:span text:style-name="T235">Check validity of the wilcox test</text:span></text:p></office:annotation>Overall within the two populations, Palestinians slightly preferred to meet Israelis via a telerobotic scenario <text:span text:style-name="T213">(p = 0.02)</text:span> while Israelis preferred the non-robotic (face-to-face or video call) scenarios <text:span text:style-name="T213">(p &lt; 0.01)</text:span>. <office:annotation-end office:name="__Annotation__1165_29774046"/><text:span text:style-name="T213">Gender demographics did not effect the preference of all participants. While for Israeli participants age did not matter, for Palestinians a younger age predicted more willingness to meet Israelis in the video call </text:span><text:span text:style-name="T215">(R = -0.22, p &lt; 0.01)</text:span><text:span text:style-name="T213">, face-to-face </text:span><text:span text:style-name="T215">(R = -0.26, p &lt; 0.01)</text:span><text:span text:style-name="T213">, and telerobotic puppet scenarios </text:span><text:span text:style-name="T215">(R = -0.2, p &lt; 0.01)</text:span><text:span text:style-name="T213">, but was not a significant predictor in the telerobotic avatar scenario. </text:span><text:span text:style-name="T214">To the contrary, a more positive attitude toward robots on the NARS scale did not predict the willingness of Palestinians to meet the outgroup via the telerobotic scenarios, but did increase the willingness of Israelis in </text:span><text:span text:style-name="T216">both </text:span><text:span text:style-name="T214">the telerobotic avatar scenario (R = -0.26, p &lt; 0.01) and the telerobotic puppet theater scenario (R = -0.15, p = 0.01).</text:span></text:p>
      <text:h text:style-name="Heading_20_2" text:outline-level="2"><text:span text:style-name="T64">4.</text:span><text:span text:style-name="T65">4</text:span><text:span text:style-name="T64"> </text:span><text:span text:style-name="T65">Preferences for t</text:span><text:span text:style-name="T62">elerobotics </text:span><text:span text:style-name="T65">in normal and outgroup communication</text:span><text:span text:style-name="T161">.</text:span></text:h>
      <text:p text:style-name="P85">Due to the large number the number of participants who were not interested in intergroup telerobotic contact, the number of participants who answered the <text:span text:style-name="T219">preference </text:span><text:soft-page-break/>questions <text:span text:style-name="T219">that followed </text:span>is substantially lower than the total number of participants. <text:span text:style-name="T218">163 Israeli participants and 28 Palestinians participants submitted their preference for telerobotic intergroup contact. From those, 116 Israel participants and 21 Palestinian participants were also interested in </text:span><text:span text:style-name="T219">casual</text:span><text:span text:style-name="T218"> telerobotic operation, so their answers could be compared between the two scenarios.</text:span></text:p>
      <text:h text:style-name="P84" text:outline-level="3">Telerobot appearance</text:h>
      <text:p text:style-name="P103">For a casual encounter there was no statistically significant difference between the choices of the two groups. <text:span text:style-name="T21">Human</text:span><text:span text:style-name="T220"> was the most favorable form, chosen by 52% of the Israeli participants and 42.75% of the Palestinian participants. <text:s/></text:span><text:span text:style-name="T21">Machine</text:span><text:span text:style-name="T125"> was the second-best in both groups, chosen by 22.77% of the Israeli participants and 32.82% of the Palestinian participants. </text:span></text:p>
      <text:p text:style-name="P91"><text:span text:style-name="T125">F</text:span><text:span text:style-name="T108">or an encounter with the outgroup, </text:span><text:span text:style-name="T126">the preferences </text:span><text:span text:style-name="T143">were more polarized,</text:span><text:span text:style-name="T126"> </text:span><text:span text:style-name="T143">with</text:span><text:span text:style-name="T126"> Israeli participants </text:span><text:span text:style-name="T143">increasing their inclination </text:span><text:span text:style-name="T126">toward a human appearance </text:span><text:span text:style-name="T143">over that of </text:span><text:span text:style-name="T126">Palestinian participants (</text:span><text:span text:style-name="T154">χ</text:span><text:span text:style-name="T5">2</text:span><text:span text:style-name="T126">(1) = 16.43, p &lt; 0.01) and Palestinian participants </text:span><text:span text:style-name="T128">largely stuck with their original choice </text:span><text:span text:style-name="T143">distribution</text:span><text:span text:style-name="T126">. Out of 27 Israeli participants who chose a machine appearance for a casual telerobotic encounter, 11 (40%) have changed their appearance to human </text:span><text:span text:style-name="T127">for meeting the outgroup</text:span><text:span text:style-name="T126">.</text:span></text:p>
      <text:h text:style-name="Heading_20_3" text:outline-level="3"><text:span text:style-name="T217">Identity </text:span><text:span text:style-name="T224">representation in</text:span><text:span text:style-name="T217"> </text:span>the telerobotic avatar</text:h>
      <text:p text:style-name="P104"><text:tab/><text:span text:style-name="T221">In </text:span><text:span text:style-name="T222">the casual scenario, Israeli participants were overall more interested in embedding their identity into the robotic avatar than the Palestinian participants. Israeli participants had a statistically significant preference </text:span><text:span text:style-name="T223">over their Palestinian counterparts for preserving their nationality </text:span><text:span text:style-name="T126">(</text:span><text:span text:style-name="T154">χ</text:span><text:span text:style-name="T5">2</text:span><text:span text:style-name="T126">(1) = </text:span><text:span text:style-name="T129">17.14</text:span><text:span text:style-name="T126">, p &lt; 0.01), </text:span><text:span text:style-name="T129">their gender </text:span><text:span text:style-name="T126">(</text:span><text:span text:style-name="T154">χ</text:span><text:span text:style-name="T5">2</text:span><text:span text:style-name="T126">(1) = </text:span><text:span text:style-name="T129">39.78</text:span><text:span text:style-name="T126">, p &lt; 0.01), </text:span><text:span text:style-name="T129">and their voice </text:span><text:span text:style-name="T126">(</text:span><text:span text:style-name="T154">χ</text:span><text:span text:style-name="T5">2</text:span><text:span text:style-name="T126">(1) = </text:span><text:span text:style-name="T129">18.38</text:span><text:span text:style-name="T126">, p &lt; 0.01) </text:span><text:span text:style-name="T129">when operating a telerobotic avatar. On the other hand, Palestinian participants had a statistically significant preference t</text:span><text:span text:style-name="T130">o not </text:span><text:soft-page-break/><text:span text:style-name="T130">reveal anything about themselves via the robot </text:span><text:span text:style-name="T126">(</text:span><text:span text:style-name="T154">χ</text:span><text:span text:style-name="T5">2</text:span><text:span text:style-name="T126">(1) = 1</text:span><text:span text:style-name="T130">1.26</text:span><text:span text:style-name="T126">, p &lt; 0.01),</text:span><text:span text:style-name="T130"> or to try out an entirely new identity </text:span><text:span text:style-name="T126">(</text:span><text:span text:style-name="T154">χ</text:span><text:span text:style-name="T5">2</text:span><text:span text:style-name="T126">(1) = </text:span><text:span text:style-name="T130">6.51</text:span><text:span text:style-name="T126">, p </text:span><text:span text:style-name="T130">=</text:span><text:span text:style-name="T126"> 0.01)</text:span><text:span text:style-name="T131">.</text:span></text:p>
      <text:p text:style-name="P92"><text:span text:style-name="T131">W</text:span><text:span text:style-name="T108">hen designing the identity of the telerobot </text:span><text:span text:style-name="T136">for</text:span><text:span text:style-name="T108"> meeting the outgroup, most notably </text:span><text:span text:style-name="T132">the desire for the robot to represent the participants’ nationality has increased </text:span><text:span text:style-name="T148">(see figure 2)</text:span><text:span text:style-name="T132">. 4</text:span><text:span text:style-name="T139">3</text:span><text:span text:style-name="T133">% of the Israeli participants </text:span><text:span text:style-name="T141">(n = 116) </text:span><text:span text:style-name="T133">opted to preserve the nationality </text:span><text:span text:style-name="T134">compared to </text:span><text:span text:style-name="T139">25</text:span><text:span text:style-name="T134">% </text:span><text:span text:style-name="T135">within the same group </text:span><text:span text:style-name="T134">in the casual scenario (a statistically significant increase <text:s/></text:span><text:span text:style-name="T154">χ</text:span><text:span text:style-name="T5">2</text:span><text:span text:style-name="T126">(1) = </text:span><text:span text:style-name="T139">7.68</text:span><text:span text:style-name="T126">, p </text:span><text:span text:style-name="T135">&lt;</text:span><text:span text:style-name="T126"> 0.01</text:span><text:span text:style-name="T135">). I</text:span><text:span text:style-name="T136">n addition to nationality, the outgroup scenario also </text:span><text:span text:style-name="T137">decreased </text:span><text:span text:style-name="T140">the</text:span><text:span text:style-name="T137"> wish </text:span><text:span text:style-name="T140">of the Israeli participants </text:span><text:span text:style-name="T137">to be someone else </text:span><text:span text:style-name="T138">through the robot </text:span><text:span text:style-name="T135">( </text:span><text:span text:style-name="T154">χ</text:span><text:span text:style-name="T5">2</text:span><text:span text:style-name="T126">(1) = </text:span><text:span text:style-name="T140">8.93</text:span><text:span text:style-name="T126">, p </text:span><text:span text:style-name="T137">= </text:span><text:span text:style-name="T126">0.0</text:span><text:span text:style-name="T140">3</text:span><text:span text:style-name="T135">).</text:span></text:p>
      <text:p text:style-name="P93"><text:span text:style-name="T135">Within the Palestinian participants </text:span><text:span text:style-name="T139">(n = 21), </text:span><text:span text:style-name="T135">5</text:span><text:span text:style-name="T139">7</text:span><text:span text:style-name="T133">% </text:span><text:span text:style-name="T135">chose to represent their nationality via the telerobot compared to 1</text:span><text:span text:style-name="T139">9</text:span><text:span text:style-name="T135">% within the same group in the casual scenario ( </text:span><text:span text:style-name="T154">χ</text:span><text:span text:style-name="T5">2</text:span><text:span text:style-name="T126">(1) = </text:span><text:span text:style-name="T139">4.95</text:span><text:span text:style-name="T126">, p </text:span><text:span text:style-name="T139">=</text:span><text:span text:style-name="T126"> 0.0</text:span><text:span text:style-name="T139">2</text:span><text:span text:style-name="T135">). </text:span><text:span text:style-name="T142">Similarly to the Israeli participants, </text:span><text:span text:style-name="T136">the outgroup scenario also </text:span><text:span text:style-name="T137">decreased </text:span><text:span text:style-name="T140">the</text:span><text:span text:style-name="T137"> wish </text:span><text:span text:style-name="T140">of the </text:span><text:span text:style-name="T142">Palestinian </text:span><text:span text:style-name="T140">participants </text:span><text:span text:style-name="T137">to be someone else </text:span><text:span text:style-name="T138">through the robot </text:span><text:span text:style-name="T135">( </text:span><text:span text:style-name="T154">χ</text:span><text:span text:style-name="T5">2</text:span><text:span text:style-name="T126">(1) = </text:span><text:span text:style-name="T142">4.9</text:span><text:span text:style-name="T126">5</text:span><text:span text:style-name="T137">, </text:span><text:span text:style-name="T142">p =</text:span><text:span text:style-name="T137"> </text:span><text:span text:style-name="T126">0.0</text:span><text:span text:style-name="T140">3</text:span><text:span text:style-name="T135">).</text:span></text:p>
      <text:p text:style-name="P94"><text:span text:style-name="T135">T</text:span><text:span text:style-name="T108">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87"><draw:frame draw:style-name="fr1" draw:name="Image2" text:anchor-type="char" svg:width="6.6957in" svg:height="4.1354in" draw:z-index="1"><draw:image xlink:href="Pictures/10000001000003C0000002516B37AE0CDF526157.png" xlink:type="simple" xlink:show="embed" xlink:actuate="onLoad" draw:mime-type="image/png"/></draw:frame><text:soft-page-break/><text:span text:style-name="T108"/></text:p>
      <text:p text:style-name="P87"><text:span text:style-name="T108">Figure </text:span><text:span text:style-name="T147">2</text:span><text:span text:style-name="T108">. </text:span><text:span text:style-name="T146">Identity representation in the telerobot, casual VS outgroup.</text:span></text:p>
      <text:h text:style-name="P89" text:outline-level="3">Visibility <text:span text:style-name="T230">or</text:span> <text:span text:style-name="T230">a</text:span>nonymity</text:h>
      <text:p text:style-name="P106">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ext:span text:style-name="T229">This was followed by the option to see the partner but be seen (IL, PS 20%) and the option for both to remain anonymous received the least number of choices (IL 3.5% PS 3.1%).</text:span></text:p>
      <text:p text:style-name="P96"><text:span text:style-name="T146">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text:span><text:soft-page-break/><text:span text:style-name="T146">p &lt; 0.01). We also see a decrease on both sides in the number of choices to see and be seen (IL from </text:span><text:span text:style-name="T153">80.9</text:span><text:span text:style-name="T146">% to </text:span><text:span text:style-name="T153">74</text:span><text:span text:style-name="T146">% n=115, PS from </text:span><text:span text:style-name="T153">71.4</text:span><text:span text:style-name="T146">% to </text:span><text:span text:style-name="T153">52.4</text:span><text:span text:style-name="T146">% n=21), </text:span><text:span text:style-name="T153">yet it remains the most popular choice. Also in this case, only the decrease from Israeli participants is statistically significant (Wilcox signed rank V = 102, p = 0.05).</text:span></text:p>
      <text:h text:style-name="Heading_20_3" text:outline-level="3">Features preferences for the telerobot</text:h>
      <text:p text:style-name="P105">Participants were able to freely rank every proposed feature from 1 (n<text:span text:style-name="T9">ot at all important) </text:span><text:span text:style-name="T108">to 5 (</text:span><text:span text:style-name="T9">very important) </text:span><text:span text:style-name="T143">without any limit on the total point pool</text:span><text:span text:style-name="T9">. </text:span><text:span text:style-name="T143">Therefore, </text:span><text:span text:style-name="T144">for the casual scenario, </text:span><text:span text:style-name="T143">in order to avoid a bias caused by participants who consider any feature important, we chose to analyze each participant’s </text:span><text:span text:style-name="T144">relative feature rank – the score of a </text:span><text:span text:style-name="T145">feature</text:span><text:span text:style-name="T143"> in relation to that participant’s mean score of all features.</text:span><text:span text:style-name="T9"> </text:span></text:p>
      <text:p text:style-name="P95">In the casual scenario, “speech translation” was the most requested feature by both groups. It was ranked a relative mean of +0.6 points by Israeli participants and +0.4 points by Palestinian participants. <text:span text:style-name="T226">This was followed by the ability to detect touch feedback,</text:span><text:span text:style-name="T183"> </text:span><text:span text:style-name="T196">and the ability to travel around the space </text:span><text:span text:style-name="T195">which was also more distinctive with Israeli participants </text:span><text:span text:style-name="T183">(</text:span><text:span text:style-name="T198">F(</text:span><text:span text:style-name="T199">1, 325</text:span><text:span text:style-name="T198">) = </text:span><text:span text:style-name="T199">15.7</text:span><text:span text:style-name="T198">, p &lt; 0.</text:span><text:span text:style-name="T199">0</text:span><text:span text:style-name="T198">1, </text:span><text:span text:style-name="T192">η</text:span><text:span text:style-name="T173">p</text:span><text:span text:style-name="T6">2 </text:span><text:span text:style-name="T198">= </text:span><text:span text:style-name="T199">0.046</text:span><text:span text:style-name="T183">)</text:span>. <text:span text:style-name="T228">Israeli participants also more preference to show personal content via the robot than their Palestinian counterparts </text:span><text:span text:style-name="T183">(</text:span><text:span text:style-name="T198">F(</text:span><text:span text:style-name="T199">1, 325</text:span><text:span text:style-name="T198">) = </text:span><text:span text:style-name="T203">7.76</text:span><text:span text:style-name="T198">, p &lt; 0.</text:span><text:span text:style-name="T199">0</text:span><text:span text:style-name="T198">1, </text:span><text:span text:style-name="T192">η</text:span><text:span text:style-name="T173">p</text:span><text:span text:style-name="T6">2 </text:span><text:span text:style-name="T198">= </text:span><text:span text:style-name="T199">0.0</text:span><text:span text:style-name="T203">23</text:span><text:span text:style-name="T183">)</text:span><text:span text:style-name="T228">. </text:span><text:span text:style-name="T227">The Palestinian participants had a statistically significant preference for a feature that uses hand gestures </text:span><text:span text:style-name="T183">(</text:span><text:span text:style-name="T202">r</text:span><text:span text:style-name="T197">elative mean +0.17 vs -0.07 ,</text:span><text:span text:style-name="T198">F(</text:span><text:span text:style-name="T199">1, 325</text:span><text:span text:style-name="T198">) = </text:span><text:span text:style-name="T199">7.62,</text:span><text:span text:style-name="T198"> p &lt; 0.</text:span><text:span text:style-name="T199">0</text:span><text:span text:style-name="T198">1, </text:span><text:span text:style-name="T192">η</text:span><text:span text:style-name="T173">p</text:span><text:span text:style-name="T6">2 </text:span><text:span text:style-name="T198">= </text:span><text:span text:style-name="T199">0.023</text:span><text:span text:style-name="T183">) ,</text:span><text:span text:style-name="T199"> </text:span><text:span text:style-name="T197">and for </text:span><text:span text:style-name="T202">the telerobot </text:span><text:span text:style-name="T197">to </text:span><text:span text:style-name="T202">be able to</text:span><text:span text:style-name="T197"> suggest conversation topics (</text:span><text:span text:style-name="T201">r</text:span><text:span text:style-name="T197">elative mean +0.1 vs -0.56 , </text:span><text:span text:style-name="T198">F(</text:span><text:span text:style-name="T199">1, 325</text:span><text:span text:style-name="T198">) = </text:span><text:span text:style-name="T200">45.38</text:span><text:span text:style-name="T199">,</text:span><text:span text:style-name="T198"> p &lt; 0.</text:span><text:span text:style-name="T199">0</text:span><text:span text:style-name="T198">1, </text:span><text:span text:style-name="T192">η</text:span><text:span text:style-name="T173">p</text:span><text:span text:style-name="T6">2 </text:span><text:span text:style-name="T198">= </text:span><text:span text:style-name="T199">0.</text:span><text:span text:style-name="T200">123</text:span><text:span text:style-name="T197">)</text:span>.</text:p>
      <text:p text:style-name="P97"><text:span text:style-name="T150">For the majority of responses there was no significant change between the casual and the outgroup scenario. If measuring the mean </text:span><text:span text:style-name="T149">difference </text:span><text:span text:style-name="T150">between an individual’s response in both scenarios, none of the changes was significant within Israeli or Palestinian participants. If we measure</text:span><text:span text:style-name="T149"> in the mean rank of </text:span><text:span text:style-name="T150">every</text:span><text:span text:style-name="T149"> feature within </text:span><text:span text:style-name="T150">all </text:span><text:span text:style-name="T152">of </text:span><text:soft-page-break/><text:span text:style-name="T150">the participants of each </text:span><text:span text:style-name="T149">groups </text:span><text:span text:style-name="T150">(those </text:span><text:span text:style-name="T149">who answered both scenarios</text:span><text:span text:style-name="T150">), </text:span><text:span text:style-name="T151">we detect with</text:span><text:span text:style-name="T152">in </text:span><text:span text:style-name="T151">Israeli participants a decrease in the rank of </text:span><text:span text:style-name="T152">enabling </text:span><text:span text:style-name="T151">traveling in space (p=0.01) and an increase in the rank of the ability for the telerobot to suggest conversation topics (p=0.01).</text:span></text:p>
      <text:h text:style-name="P90" text:outline-level="3">Features: <text:span text:style-name="T231">open question</text:span></text:h>
      <text:p text:style-name="P107">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62"><text:span text:style-name="T232">Within the more optimistic theme, 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110"><text:span text:style-name="T232">A</text:span>bility to speak the Hebrew language and to have information about the Palestinian people and the suffering they suffered from the Israelis.</text:p>
      <text:p text:style-name="P99">Within the negative theme, 7 out of the 53 Israeli participants (13.2%) who answered on both the causal and outgroup scenarios have changed their response from something benign to something related to war and fighting. 1 out of 12 (8.3%) has done <text:span text:style-name="T234">that within the group of Palestinian participants.</text:span></text:p>
      <text:p text:style-name="P109"><text:span text:style-name="T233"/></text:p>
      <text:p text:style-name="P108"/>
      <text:p text:style-name="P98"><text:soft-page-break/></text:p>
      <text:h text:style-name="P33" text:outline-level="1">Discussion</text:h>
      <text:p text:style-name="P34"><text:span text:style-name="T53">It is reasonable to assume that the vaccination gap amplified the sensation of inequality and frustration around Palestinians </text:span><text:span text:style-name="T55">could have effects on the result of the survey</text:span><text:span text:style-name="T53">.</text:span></text:p>
      <text:p text:style-name="P45"/>
      <text:p text:style-name="P45"/>
      <text:p text:style-name="P36"><office:annotation office:name="__Annotation__17912_2531589016" loext:resolved="false"><dc:creator>Unknown Author</dc:creator><dc:date>2022-03-07T21:00:38.346635992</dc:date><text:p text:style-name="P111"><text:span text:style-name="T235">Teemu’s comment</text:span></text:p></office:annotation><text:span text:style-name="T53">Reliability</text:span><text:span text:style-name="T37"> and validity.</text:span><office:annotation-end office:name="__Annotation__17912_2531589016"/></text:p>
      <text:h text:style-name="P42" text:outline-level="2">.1 Participants</text:h>
      <text:p text:style-name="P44">The survey was conducted</text:p>
      <text:h text:style-name="P13" text:outline-level="1"/>
      <text:h text:style-name="P13" text:outline-level="1">Heading 1: use this style for level one headings</text:h>
      <text:p text:style-name="P25">Paragraph: use this for the first paragraph in a section, or to continue after an extract.</text:p>
      <text:p text:style-name="P23">New paragraph: use this style when you need to begin a new paragraph.</text:p>
      <text:p text:style-name="P11">Display quotations of over 40 words, or as needed.</text:p>
      <text:list xml:id="list3453067262" text:style-name="WWNum28">
        <text:list-item>
          <text:p text:style-name="P86">For bulleted lists</text:p>
        </text:list-item>
      </text:list>
      <text:list xml:id="list210230887242453" text:continue-list="list1459693625" text:style-name="WWNum24">
        <text:list-item>
          <text:p text:style-name="P102">For numbered lists</text:p>
        </text:list-item>
      </text:list>
      <text:p text:style-name="P10"><text:tab/>Displayed equation<text:tab/>( )</text:p>
      <text:h text:style-name="P17" text:outline-level="2">Heading 2: use this style for level two headings</text:h>
      <text:h text:style-name="P20" text:outline-level="3">Heading 3: use this style for level three headings</text:h>
      <text:p text:style-name="P21"><text:span text:style-name="T8">Heading 4: create the heading in italics</text:span>. Run the text on after a punctuation mark.</text:p>
      <text:p text:style-name="P7"><text:soft-page-break/>Acknowledgments, avoiding identifying any of the authors prior to peer review</text:p>
      <text:p text:style-name="P12">1. This is a note. The style name is Footnotes, but it can also be applied to endnotes.</text:p>
      <text:p text:style-name="P12"/>
      <text:p text:style-name="P26">References: see the journal’s instructions for authors for details on style</text:p>
      <text:p text:style-name="P4">Table 1. Type your title here. Obtain permission and include the acknowledgement required by the copyright holder if a tabl<text:bookmark text:name="_GoBack"/>e is being reproduced from another source.</text:p>
      <text:p text:style-name="P31">Figure 1. Type your caption here. Obtain permission and include the acknowledgement required by the copyright holder if a figure is being reproduced from another source.</text:p>
      <text:p text:style-name="P27"/>
      <text:h text:style-name="P14" text:outline-level="1">References</text:h>
      <text:p text:style-name="P15"/>
      <text:p text:style-name="Bibliography_20_1"/>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df1530" officeooo:paragraph-rsid="00df1530"/>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60</meta:editing-cycles>
    <meta:print-date>2011-07-22T14:54:00</meta:print-date>
    <meta:creation-date>2021-11-17T16:16:58.104202855</meta:creation-date>
    <dc:date>2022-03-22T21:02:30.339301728</dc:date>
    <meta:editing-duration>P9DT3H48M28S</meta:editing-duration>
    <meta:generator>LibreOffice/7.2.5.2$Linux_X86_64 LibreOffice_project/20$Build-2</meta:generator>
    <meta:document-statistic meta:table-count="0" meta:image-count="2" meta:object-count="0" meta:page-count="20" meta:paragraph-count="113" meta:word-count="4469" meta:character-count="28381" meta:non-whitespace-character-count="23999"/>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